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Sheet1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Training</text:p>
          </table:table-cell>
          <table:table-cell office:value-type="string">
            <text:p>Location</text:p>
          </table:table-cell>
          <table:table-cell office:value-type="string">
            <text:p>Venue</text:p>
          </table:table-cell>
          <table:table-cell office:value-type="string">
            <text:p>Room</text:p>
          </table:table-cell>
          <table:table-cell office:value-type="string">
            <text:p>Start Date</text:p>
          </table:table-cell>
          <table:table-cell office:value-type="string">
            <text:p>End Date</text:p>
          </table:table-cell>
          <table:table-cell office:value-type="string">
            <text:p>Time</text:p>
          </table:table-cell>
          <table:table-cell office:value-type="string">
            <text:p>Trainer Name</text:p>
          </table:table-cell>
          <table:table-cell office:value-type="string">
            <text:p>Seat</text:p>
          </table:table-cell>
        </table:table-row>
        <table:table-row>
          <table:table-cell office:value-type="string">
            <text:p>API Specification - Headers,Method Body,Query Strings,Query parameter,Responses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3 February 2025</text:p>
          </table:table-cell>
          <table:table-cell office:value-type="string">
            <text:p>3 February 2025</text:p>
          </table:table-cell>
          <table:table-cell office:value-type="string">
            <text:p>11:00 AM - 12:00 PM</text:p>
          </table:table-cell>
          <table:table-cell office:value-type="string">
            <text:p>Sumanta Bose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Introduction to Jenkins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3 February 2025</text:p>
          </table:table-cell>
          <table:table-cell office:value-type="string">
            <text:p>3 February 2025</text:p>
          </table:table-cell>
          <table:table-cell office:value-type="string">
            <text:p>2:00 PM - 4:00 PM</text:p>
          </table:table-cell>
          <table:table-cell office:value-type="string">
            <text:p>Ravikumar N Kunjappan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Communicating Assertively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3 February 2025</text:p>
          </table:table-cell>
          <table:table-cell office:value-type="string">
            <text:p>3 February 2025</text:p>
          </table:table-cell>
          <table:table-cell office:value-type="string">
            <text:p>2:30 PM - 6:00 PM</text:p>
          </table:table-cell>
          <table:table-cell office:value-type="string">
            <text:p>Kavita Erady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Conducting Meeting Effectively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3 February 2025</text:p>
          </table:table-cell>
          <table:table-cell office:value-type="string">
            <text:p>3 February 2025</text:p>
          </table:table-cell>
          <table:table-cell office:value-type="string">
            <text:p>2:30 PM - 6:00 PM</text:p>
          </table:table-cell>
          <table:table-cell office:value-type="string">
            <text:p>Archana Malur Shamasundar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API Specification - Headers,Method Body,Query Strings,Query parameter,Responses(Repeat Session)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3 February 2025</text:p>
          </table:table-cell>
          <table:table-cell office:value-type="string">
            <text:p>3 February 2025</text:p>
          </table:table-cell>
          <table:table-cell office:value-type="string">
            <text:p>4:00 PM - 5:00 PM</text:p>
          </table:table-cell>
          <table:table-cell office:value-type="string">
            <text:p>Sumanta Bose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Hibernate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3 February 2025</text:p>
          </table:table-cell>
          <table:table-cell office:value-type="string">
            <text:p>3 February 2025</text:p>
          </table:table-cell>
          <table:table-cell office:value-type="string">
            <text:p>4:00 PM - 6:00 PM</text:p>
          </table:table-cell>
          <table:table-cell office:value-type="string">
            <text:p>Satya Prakash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You too can Innovate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3 February 2025</text:p>
          </table:table-cell>
          <table:table-cell office:value-type="string">
            <text:p>3 February 2025</text:p>
          </table:table-cell>
          <table:table-cell office:value-type="string">
            <text:p>4:00 PM - 5:00 PM</text:p>
          </table:table-cell>
          <table:table-cell office:value-type="string">
            <text:p>Charu Modi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Introduction to Gen AI Whitebe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3 February 2025</text:p>
          </table:table-cell>
          <table:table-cell office:value-type="string">
            <text:p>3 February 2025</text:p>
          </table:table-cell>
          <table:table-cell office:value-type="string">
            <text:p>4:00 PM - 5:00 PM</text:p>
          </table:table-cell>
          <table:table-cell office:value-type="string">
            <text:p>Richa Singh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Paving Pathways: Building the Power of Influence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3 February 2025</text:p>
          </table:table-cell>
          <table:table-cell office:value-type="string">
            <text:p>3 February 2025</text:p>
          </table:table-cell>
          <table:table-cell office:value-type="string">
            <text:p>8:00 PM - 10:00 PM</text:p>
          </table:table-cell>
          <table:table-cell office:value-type="string">
            <text:p>Divya Rupha Kanagasundaram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Teamwork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3 February 2025</text:p>
          </table:table-cell>
          <table:table-cell office:value-type="string">
            <text:p>4 February 2025</text:p>
          </table:table-cell>
          <table:table-cell office:value-type="string">
            <text:p>9:00 PM - 1:00 AM</text:p>
          </table:table-cell>
          <table:table-cell office:value-type="string">
            <text:p>Sheila Estrell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Six Thinking Hats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4 February 2025</text:p>
          </table:table-cell>
          <table:table-cell office:value-type="string">
            <text:p>4 February 2025</text:p>
          </table:table-cell>
          <table:table-cell office:value-type="string">
            <text:p>10:00 AM - 1:30 PM</text:p>
          </table:table-cell>
          <table:table-cell office:value-type="string">
            <text:p>Kavita Erady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Creativity &amp; Problem Solving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4 February 2025</text:p>
          </table:table-cell>
          <table:table-cell office:value-type="string">
            <text:p>4 February 2025</text:p>
          </table:table-cell>
          <table:table-cell office:value-type="string">
            <text:p>10:00 AM - 1:30 PM</text:p>
          </table:table-cell>
          <table:table-cell office:value-type="string">
            <text:p>Sumit .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API Specification - Resource types and traits parameters Security declarations Security schema type - describe By Includes - Type fragments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4 February 2025</text:p>
          </table:table-cell>
          <table:table-cell office:value-type="string">
            <text:p>4 February 2025</text:p>
          </table:table-cell>
          <table:table-cell office:value-type="string">
            <text:p>11:00 AM - 12:00 PM</text:p>
          </table:table-cell>
          <table:table-cell office:value-type="string">
            <text:p>Sumanta Bose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Mindfulness at Work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4 February 2025</text:p>
          </table:table-cell>
          <table:table-cell office:value-type="string">
            <text:p>4 February 2025</text:p>
          </table:table-cell>
          <table:table-cell office:value-type="string">
            <text:p>11:00 AM - 1:00 PM</text:p>
          </table:table-cell>
          <table:table-cell office:value-type="string">
            <text:p>Archana Malur Shamasundar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L2L 2.0 Scenarios-India: Micro aggression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4 February 2025</text:p>
          </table:table-cell>
          <table:table-cell office:value-type="string">
            <text:p>4 February 2025</text:p>
          </table:table-cell>
          <table:table-cell office:value-type="string">
            <text:p>1:00 PM - 1:30 PM</text:p>
          </table:table-cell>
          <table:table-cell office:value-type="string">
            <text:p>Santosh Bayaluseeme Raghunath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Python Part 1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4 February 2025</text:p>
          </table:table-cell>
          <table:table-cell office:value-type="string">
            <text:p>4 February 2025</text:p>
          </table:table-cell>
          <table:table-cell office:value-type="string">
            <text:p>2:30 PM - 4:30 PM</text:p>
          </table:table-cell>
          <table:table-cell office:value-type="string">
            <text:p>Richa Singh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Non-Recursive Common Table Expressions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4 February 2025</text:p>
          </table:table-cell>
          <table:table-cell office:value-type="string">
            <text:p>4 February 2025</text:p>
          </table:table-cell>
          <table:table-cell office:value-type="string">
            <text:p>2:30 PM - 4:30 PM</text:p>
          </table:table-cell>
          <table:table-cell office:value-type="string">
            <text:p>Gopi Challuri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API Specification - Resource types and traits parameters Security declarations Security schema type - describe By Includes - Type fragments(Repeat Session)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4 February 2025</text:p>
          </table:table-cell>
          <table:table-cell office:value-type="string">
            <text:p>4 February 2025</text:p>
          </table:table-cell>
          <table:table-cell office:value-type="string">
            <text:p>4:00 PM - 5:00 PM</text:p>
          </table:table-cell>
          <table:table-cell office:value-type="string">
            <text:p>Sumanta Bose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Collaborate to Succeed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4 February 2025</text:p>
          </table:table-cell>
          <table:table-cell office:value-type="string">
            <text:p>4 February 2025</text:p>
          </table:table-cell>
          <table:table-cell office:value-type="string">
            <text:p>4:00 PM - 5:00 PM</text:p>
          </table:table-cell>
          <table:table-cell office:value-type="string">
            <text:p>Kavita Erady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Unlocking Creativity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4 February 2025</text:p>
          </table:table-cell>
          <table:table-cell office:value-type="string">
            <text:p>4 February 2025</text:p>
          </table:table-cell>
          <table:table-cell office:value-type="string">
            <text:p>4:00 PM - 5:30 PM</text:p>
          </table:table-cell>
          <table:table-cell office:value-type="string">
            <text:p>Charu Modi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MSHS MyChart Training</text:p>
          </table:table-cell>
          <table:table-cell office:value-type="string">
            <text:p>Teams Webinar</text:p>
          </table:table-cell>
          <table:table-cell office:value-type="string">
            <text:p>MS Teams</text:p>
          </table:table-cell>
          <table:table-cell office:value-type="string">
            <text:p>Teams</text:p>
          </table:table-cell>
          <table:table-cell office:value-type="string">
            <text:p>4 February 2025</text:p>
          </table:table-cell>
          <table:table-cell office:value-type="string">
            <text:p>8 February 2025</text:p>
          </table:table-cell>
          <table:table-cell office:value-type="string">
            <text:p>7:30 PM - 3:30 AM</text:p>
          </table:table-cell>
          <table:table-cell office:value-type="string">
            <text:p>Miriam Velez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Whole Life Product Converting General Overview</text:p>
          </table:table-cell>
          <table:table-cell office:value-type="string">
            <text:p>Virtual /Webinar</text:p>
          </table:table-cell>
          <table:table-cell office:value-type="string">
            <text:p>Virtual/Webinar</text:p>
          </table:table-cell>
          <table:table-cell office:value-type="string">
            <text:p>Live Meeting</text:p>
          </table:table-cell>
          <table:table-cell office:value-type="string">
            <text:p>4 February 2025</text:p>
          </table:table-cell>
          <table:table-cell office:value-type="string">
            <text:p>4 February 2025</text:p>
          </table:table-cell>
          <table:table-cell office:value-type="string">
            <text:p>8:00 PM - 10:00 PM</text:p>
          </table:table-cell>
          <table:table-cell office:value-type="string">
            <text:p>Paige Noble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Essentials of Business Writing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4 February 2025</text:p>
          </table:table-cell>
          <table:table-cell office:value-type="string">
            <text:p>6 February 2025</text:p>
          </table:table-cell>
          <table:table-cell office:value-type="string">
            <text:p>8:00 PM-12:00 AM</text:p>
          </table:table-cell>
          <table:table-cell office:value-type="string">
            <text:p>Omana Olive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Speaking factory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4 February 2025</text:p>
          </table:table-cell>
          <table:table-cell office:value-type="string">
            <text:p>6 February 2025</text:p>
          </table:table-cell>
          <table:table-cell office:value-type="string">
            <text:p>9:00 PM-1:00 AM</text:p>
          </table:table-cell>
          <table:table-cell office:value-type="string">
            <text:p>Sheila Estrell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Whole Life Product Converting General Overview</text:p>
          </table:table-cell>
          <table:table-cell office:value-type="string">
            <text:p>Virtual /Webinar</text:p>
          </table:table-cell>
          <table:table-cell office:value-type="string">
            <text:p>Virtual/Webinar</text:p>
          </table:table-cell>
          <table:table-cell office:value-type="string">
            <text:p>Live Meeting</text:p>
          </table:table-cell>
          <table:table-cell office:value-type="string">
            <text:p>5 February 2025</text:p>
          </table:table-cell>
          <table:table-cell office:value-type="string">
            <text:p>5 February 2025</text:p>
          </table:table-cell>
          <table:table-cell office:value-type="string">
            <text:p>12:30 AM - 2:30 AM</text:p>
          </table:table-cell>
          <table:table-cell office:value-type="string">
            <text:p>Michael Burden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Telephone Skills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5 February 2025</text:p>
          </table:table-cell>
          <table:table-cell office:value-type="string">
            <text:p>5 February 2025</text:p>
          </table:table-cell>
          <table:table-cell office:value-type="string">
            <text:p>10:00 AM - 1:30 PM</text:p>
          </table:table-cell>
          <table:table-cell office:value-type="string">
            <text:p>Kavita Erady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Cloudhub - Cloudhub 1.0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5 February 2025</text:p>
          </table:table-cell>
          <table:table-cell office:value-type="string">
            <text:p>5 February 2025</text:p>
          </table:table-cell>
          <table:table-cell office:value-type="string">
            <text:p>11:00 AM - 12:00 PM</text:p>
          </table:table-cell>
          <table:table-cell office:value-type="string">
            <text:p>Sumanta Bose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Leadership Lessons Through Managing Offshore Delivery Projects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5 February 2025</text:p>
          </table:table-cell>
          <table:table-cell office:value-type="string">
            <text:p>5 February 2025</text:p>
          </table:table-cell>
          <table:table-cell office:value-type="string">
            <text:p>1:00 PM - 1:30 PM</text:p>
          </table:table-cell>
          <table:table-cell office:value-type="string">
            <text:p>Santosh Bayaluseeme Raghunath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Communicating Assertively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5 February 2025</text:p>
          </table:table-cell>
          <table:table-cell office:value-type="string">
            <text:p>5 February 2025</text:p>
          </table:table-cell>
          <table:table-cell office:value-type="string">
            <text:p>2:00 PM - 6:00 PM</text:p>
          </table:table-cell>
          <table:table-cell office:value-type="string">
            <text:p>PREBEN SURESH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Recursive Common Table Expressions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5 February 2025</text:p>
          </table:table-cell>
          <table:table-cell office:value-type="string">
            <text:p>5 February 2025</text:p>
          </table:table-cell>
          <table:table-cell office:value-type="string">
            <text:p>2:30 PM - 4:30 PM</text:p>
          </table:table-cell>
          <table:table-cell office:value-type="string">
            <text:p>Gopi Challuri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Goal Setting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5 February 2025</text:p>
          </table:table-cell>
          <table:table-cell office:value-type="string">
            <text:p>5 February 2025</text:p>
          </table:table-cell>
          <table:table-cell office:value-type="string">
            <text:p>2:30 PM - 6:00 PM</text:p>
          </table:table-cell>
          <table:table-cell office:value-type="string">
            <text:p>Deepa Raghavan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Developing Cultural Intelligence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5 February 2025</text:p>
          </table:table-cell>
          <table:table-cell office:value-type="string">
            <text:p>5 February 2025</text:p>
          </table:table-cell>
          <table:table-cell office:value-type="string">
            <text:p>3:00 PM - 4:30 PM</text:p>
          </table:table-cell>
          <table:table-cell office:value-type="string">
            <text:p>Charu Modi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Cloudhub - Cloudhub 1.0(Repeat Session)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5 February 2025</text:p>
          </table:table-cell>
          <table:table-cell office:value-type="string">
            <text:p>5 February 2025</text:p>
          </table:table-cell>
          <table:table-cell office:value-type="string">
            <text:p>4:00 PM - 5:00 PM</text:p>
          </table:table-cell>
          <table:table-cell office:value-type="string">
            <text:p>Sumanta Bose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Prep Session for Salesforce AI Associate Certification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5 February 2025</text:p>
          </table:table-cell>
          <table:table-cell office:value-type="string">
            <text:p>5 February 2025</text:p>
          </table:table-cell>
          <table:table-cell office:value-type="string">
            <text:p>4:00 PM - 5:00 PM</text:p>
          </table:table-cell>
          <table:table-cell office:value-type="string">
            <text:p>Jitendra Tindolia</text:p>
          </table:table-cell>
          <table:table-cell office:value-type="string">
            <text:p>30</text:p>
          </table:table-cell>
        </table:table-row>
        <table:table-row>
          <table:table-cell office:value-type="string">
            <text:p>Spring Core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5 February 2025</text:p>
          </table:table-cell>
          <table:table-cell office:value-type="string">
            <text:p>5 February 2025</text:p>
          </table:table-cell>
          <table:table-cell office:value-type="string">
            <text:p>4:00 PM - 6:00 PM</text:p>
          </table:table-cell>
          <table:table-cell office:value-type="string">
            <text:p>Satya Prakash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A Leader in Me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5 February 2025</text:p>
          </table:table-cell>
          <table:table-cell office:value-type="string">
            <text:p>5 February 2025</text:p>
          </table:table-cell>
          <table:table-cell office:value-type="string">
            <text:p>4:00 PM - 5:00 PM</text:p>
          </table:table-cell>
          <table:table-cell office:value-type="string">
            <text:p>Kavita Erady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AWS Overview + Cloud concepts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5 February 2025</text:p>
          </table:table-cell>
          <table:table-cell office:value-type="string">
            <text:p>5 February 2025</text:p>
          </table:table-cell>
          <table:table-cell office:value-type="string">
            <text:p>5:30 PM - 7:00 PM</text:p>
          </table:table-cell>
          <table:table-cell office:value-type="string">
            <text:p>Virendra Sharma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Basic WL Advantage &amp;  CalcFocus Navigation</text:p>
          </table:table-cell>
          <table:table-cell office:value-type="string">
            <text:p>Virtual /Webinar</text:p>
          </table:table-cell>
          <table:table-cell office:value-type="string">
            <text:p>Virtual/Webinar</text:p>
          </table:table-cell>
          <table:table-cell office:value-type="string">
            <text:p>Live Meeting</text:p>
          </table:table-cell>
          <table:table-cell office:value-type="string">
            <text:p>5 February 2025</text:p>
          </table:table-cell>
          <table:table-cell office:value-type="string">
            <text:p>5 February 2025</text:p>
          </table:table-cell>
          <table:table-cell office:value-type="string">
            <text:p>8:00 PM - 10:00 PM</text:p>
          </table:table-cell>
          <table:table-cell office:value-type="string">
            <text:p>Karl Foxhoven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Paving Pathways: The Upward Spiral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5 February 2025</text:p>
          </table:table-cell>
          <table:table-cell office:value-type="string">
            <text:p>5 February 2025</text:p>
          </table:table-cell>
          <table:table-cell office:value-type="string">
            <text:p>8:00 PM - 10:00 PM</text:p>
          </table:table-cell>
          <table:table-cell office:value-type="string">
            <text:p>Priyanka Khann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A Leader in Me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5 February 2025</text:p>
          </table:table-cell>
          <table:table-cell office:value-type="string">
            <text:p>5 February 2025</text:p>
          </table:table-cell>
          <table:table-cell office:value-type="string">
            <text:p>8:00 PM - 10:00 PM</text:p>
          </table:table-cell>
          <table:table-cell office:value-type="string">
            <text:p>Divya Rupha Kanagasundaram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Life Escalation Customer Chat Training</text:p>
          </table:table-cell>
          <table:table-cell office:value-type="string">
            <text:p>Virtual /Webinar</text:p>
          </table:table-cell>
          <table:table-cell office:value-type="string">
            <text:p>Virtual/Webinar</text:p>
          </table:table-cell>
          <table:table-cell office:value-type="string">
            <text:p>Live Meeting</text:p>
          </table:table-cell>
          <table:table-cell office:value-type="string">
            <text:p>5 February 2025</text:p>
          </table:table-cell>
          <table:table-cell office:value-type="string">
            <text:p>5 February 2025</text:p>
          </table:table-cell>
          <table:table-cell office:value-type="string">
            <text:p>8:30 PM - 10:30 PM</text:p>
          </table:table-cell>
          <table:table-cell office:value-type="string">
            <text:p>Paige Noble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Customer Chat Training</text:p>
          </table:table-cell>
          <table:table-cell office:value-type="string">
            <text:p>Virtual /Webinar</text:p>
          </table:table-cell>
          <table:table-cell office:value-type="string">
            <text:p>Virtual/Webinar</text:p>
          </table:table-cell>
          <table:table-cell office:value-type="string">
            <text:p>Live Meeting</text:p>
          </table:table-cell>
          <table:table-cell office:value-type="string">
            <text:p>5 February 2025</text:p>
          </table:table-cell>
          <table:table-cell office:value-type="string">
            <text:p>5 February 2025</text:p>
          </table:table-cell>
          <table:table-cell office:value-type="string">
            <text:p>8:30 PM - 10:00 PM</text:p>
          </table:table-cell>
          <table:table-cell office:value-type="string">
            <text:p>Meiyazagan Muthukrishnan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L2L 2.0 Virtual Workshop - Part B (non-India, non-APAC)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5 February 2025</text:p>
          </table:table-cell>
          <table:table-cell office:value-type="string">
            <text:p>5 February 2025</text:p>
          </table:table-cell>
          <table:table-cell office:value-type="string">
            <text:p>9:00 PM - 11:30 PM</text:p>
          </table:table-cell>
          <table:table-cell office:value-type="string">
            <text:p/>
          </table:table-cell>
          <table:table-cell office:value-type="string">
            <text:p>28</text:p>
          </table:table-cell>
        </table:table-row>
        <table:table-row>
          <table:table-cell office:value-type="string">
            <text:p>Basic WL Advantage &amp;  CalcFocus Navigation</text:p>
          </table:table-cell>
          <table:table-cell office:value-type="string">
            <text:p>Virtual /Webinar</text:p>
          </table:table-cell>
          <table:table-cell office:value-type="string">
            <text:p>Virtual/Webinar</text:p>
          </table:table-cell>
          <table:table-cell office:value-type="string">
            <text:p>Live Meeting</text:p>
          </table:table-cell>
          <table:table-cell office:value-type="string">
            <text:p>6 February 2025</text:p>
          </table:table-cell>
          <table:table-cell office:value-type="string">
            <text:p>6 February 2025</text:p>
          </table:table-cell>
          <table:table-cell office:value-type="string">
            <text:p>12:30 AM - 2:30 AM</text:p>
          </table:table-cell>
          <table:table-cell office:value-type="string">
            <text:p>Karl Foxhoven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Customer Chat Training</text:p>
          </table:table-cell>
          <table:table-cell office:value-type="string">
            <text:p>Virtual /Webinar</text:p>
          </table:table-cell>
          <table:table-cell office:value-type="string">
            <text:p>Virtual/Webinar</text:p>
          </table:table-cell>
          <table:table-cell office:value-type="string">
            <text:p>Live Meeting</text:p>
          </table:table-cell>
          <table:table-cell office:value-type="string">
            <text:p>6 February 2025</text:p>
          </table:table-cell>
          <table:table-cell office:value-type="string">
            <text:p>6 February 2025</text:p>
          </table:table-cell>
          <table:table-cell office:value-type="string">
            <text:p>12:30 AM - 2:00 AM</text:p>
          </table:table-cell>
          <table:table-cell office:value-type="string">
            <text:p>Yamuna Sadasivam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Presentation Skills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6 February 2025</text:p>
          </table:table-cell>
          <table:table-cell office:value-type="string">
            <text:p>7 February 2025</text:p>
          </table:table-cell>
          <table:table-cell office:value-type="string">
            <text:p>10:00 AM-1:30 PM</text:p>
          </table:table-cell>
          <table:table-cell office:value-type="string">
            <text:p>Kavita Erady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Managerial Skills Training (MaST)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6 February 2025</text:p>
          </table:table-cell>
          <table:table-cell office:value-type="string">
            <text:p>7 February 2025</text:p>
          </table:table-cell>
          <table:table-cell office:value-type="string">
            <text:p>10:00 AM-1:30 PM</text:p>
          </table:table-cell>
          <table:table-cell office:value-type="string">
            <text:p>Deepa Raghavan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Stress Management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6 February 2025</text:p>
          </table:table-cell>
          <table:table-cell office:value-type="string">
            <text:p>6 February 2025</text:p>
          </table:table-cell>
          <table:table-cell office:value-type="string">
            <text:p>10:00 AM - 1:30 PM</text:p>
          </table:table-cell>
          <table:table-cell office:value-type="string">
            <text:p>Sumit .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API Manager Advanced - Applying automated policies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6 February 2025</text:p>
          </table:table-cell>
          <table:table-cell office:value-type="string">
            <text:p>6 February 2025</text:p>
          </table:table-cell>
          <table:table-cell office:value-type="string">
            <text:p>11:00 AM - 12:00 PM</text:p>
          </table:table-cell>
          <table:table-cell office:value-type="string">
            <text:p>Sumanta Bose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AI 900 Part1-AI Overview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6 February 2025</text:p>
          </table:table-cell>
          <table:table-cell office:value-type="string">
            <text:p>6 February 2025</text:p>
          </table:table-cell>
          <table:table-cell office:value-type="string">
            <text:p>11:00 AM - 1:00 PM</text:p>
          </table:table-cell>
          <table:table-cell office:value-type="string">
            <text:p>Maharasi M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Probing Righ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6 February 2025</text:p>
          </table:table-cell>
          <table:table-cell office:value-type="string">
            <text:p>6 February 2025</text:p>
          </table:table-cell>
          <table:table-cell office:value-type="string">
            <text:p>11:00 AM - 1:00 PM</text:p>
          </table:table-cell>
          <table:table-cell office:value-type="string">
            <text:p>Archana Malur Shamasundar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Leadership Lessons Through a Research Scholar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6 February 2025</text:p>
          </table:table-cell>
          <table:table-cell office:value-type="string">
            <text:p>6 February 2025</text:p>
          </table:table-cell>
          <table:table-cell office:value-type="string">
            <text:p>12:30 PM - 1:00 PM</text:p>
          </table:table-cell>
          <table:table-cell office:value-type="string">
            <text:p>Santosh Bayaluseeme Raghunath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Python Part 2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6 February 2025</text:p>
          </table:table-cell>
          <table:table-cell office:value-type="string">
            <text:p>6 February 2025</text:p>
          </table:table-cell>
          <table:table-cell office:value-type="string">
            <text:p>2:30 PM - 4:30 PM</text:p>
          </table:table-cell>
          <table:table-cell office:value-type="string">
            <text:p>Richa Singh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Stress Management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6 February 2025</text:p>
          </table:table-cell>
          <table:table-cell office:value-type="string">
            <text:p>6 February 2025</text:p>
          </table:table-cell>
          <table:table-cell office:value-type="string">
            <text:p>2:30 PM - 6:00 PM</text:p>
          </table:table-cell>
          <table:table-cell office:value-type="string">
            <text:p>Charu Modi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Communicating Proactively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6 February 2025</text:p>
          </table:table-cell>
          <table:table-cell office:value-type="string">
            <text:p>6 February 2025</text:p>
          </table:table-cell>
          <table:table-cell office:value-type="string">
            <text:p>2:30 PM - 6:00 PM</text:p>
          </table:table-cell>
          <table:table-cell office:value-type="string">
            <text:p>Archana Malur Shamasundar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Email Etiquette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6 February 2025</text:p>
          </table:table-cell>
          <table:table-cell office:value-type="string">
            <text:p>6 February 2025</text:p>
          </table:table-cell>
          <table:table-cell office:value-type="string">
            <text:p>2:30 PM - 6:00 PM</text:p>
          </table:table-cell>
          <table:table-cell office:value-type="string">
            <text:p>Sumit .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API Manager Advanced - Applying automated policies(Repeat Session)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6 February 2025</text:p>
          </table:table-cell>
          <table:table-cell office:value-type="string">
            <text:p>6 February 2025</text:p>
          </table:table-cell>
          <table:table-cell office:value-type="string">
            <text:p>4:00 PM - 5:00 PM</text:p>
          </table:table-cell>
          <table:table-cell office:value-type="string">
            <text:p/>
          </table:table-cell>
          <table:table-cell office:value-type="string">
            <text:p>50</text:p>
          </table:table-cell>
        </table:table-row>
        <table:table-row>
          <table:table-cell office:value-type="string">
            <text:p>AWS CLF-02 Certification Start - AWS IAM User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6 February 2025</text:p>
          </table:table-cell>
          <table:table-cell office:value-type="string">
            <text:p>6 February 2025</text:p>
          </table:table-cell>
          <table:table-cell office:value-type="string">
            <text:p>5:30 PM - 7:00 PM</text:p>
          </table:table-cell>
          <table:table-cell office:value-type="string">
            <text:p>Virendra Sharma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CASE..When implemnetations in Transactions - SQL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6 February 2025</text:p>
          </table:table-cell>
          <table:table-cell office:value-type="string">
            <text:p>6 February 2025</text:p>
          </table:table-cell>
          <table:table-cell office:value-type="string">
            <text:p>6:30 PM - 8:30 PM</text:p>
          </table:table-cell>
          <table:table-cell office:value-type="string">
            <text:p>Gopi Challuri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Contact Center Refresher</text:p>
          </table:table-cell>
          <table:table-cell office:value-type="string">
            <text:p>Virtual /Webinar</text:p>
          </table:table-cell>
          <table:table-cell office:value-type="string">
            <text:p>Virtual/Webinar</text:p>
          </table:table-cell>
          <table:table-cell office:value-type="string">
            <text:p>Live Meeting</text:p>
          </table:table-cell>
          <table:table-cell office:value-type="string">
            <text:p>6 February 2025</text:p>
          </table:table-cell>
          <table:table-cell office:value-type="string">
            <text:p>6 February 2025</text:p>
          </table:table-cell>
          <table:table-cell office:value-type="string">
            <text:p>8:00 PM - 10:30 PM</text:p>
          </table:table-cell>
          <table:table-cell office:value-type="string">
            <text:p>Yolanda Small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Paving Pathways: Building a Growth Mindse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6 February 2025</text:p>
          </table:table-cell>
          <table:table-cell office:value-type="string">
            <text:p>6 February 2025</text:p>
          </table:table-cell>
          <table:table-cell office:value-type="string">
            <text:p>8:00 PM - 10:30 PM</text:p>
          </table:table-cell>
          <table:table-cell office:value-type="string">
            <text:p>Divya Rupha Kanagasundaram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Reading Skills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6 February 2025</text:p>
          </table:table-cell>
          <table:table-cell office:value-type="string">
            <text:p>7 February 2025</text:p>
          </table:table-cell>
          <table:table-cell office:value-type="string">
            <text:p>8:00 PM - 12:00 AM</text:p>
          </table:table-cell>
          <table:table-cell office:value-type="string">
            <text:p>Omana Olive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Customer Chat Training</text:p>
          </table:table-cell>
          <table:table-cell office:value-type="string">
            <text:p>Virtual /Webinar</text:p>
          </table:table-cell>
          <table:table-cell office:value-type="string">
            <text:p>Virtual/Webinar</text:p>
          </table:table-cell>
          <table:table-cell office:value-type="string">
            <text:p>Live Meeting</text:p>
          </table:table-cell>
          <table:table-cell office:value-type="string">
            <text:p>6 February 2025</text:p>
          </table:table-cell>
          <table:table-cell office:value-type="string">
            <text:p>6 February 2025</text:p>
          </table:table-cell>
          <table:table-cell office:value-type="string">
            <text:p>8:30 PM - 10:00 PM</text:p>
          </table:table-cell>
          <table:table-cell office:value-type="string">
            <text:p>Yamuna Sadasivam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L2L 2.0 Virtual Workshop - Part C (non-India, non-APAC)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6 February 2025</text:p>
          </table:table-cell>
          <table:table-cell office:value-type="string">
            <text:p>6 February 2025</text:p>
          </table:table-cell>
          <table:table-cell office:value-type="string">
            <text:p>9:00 PM - 11:30 PM</text:p>
          </table:table-cell>
          <table:table-cell office:value-type="string">
            <text:p/>
          </table:table-cell>
          <table:table-cell office:value-type="string">
            <text:p>28</text:p>
          </table:table-cell>
        </table:table-row>
        <table:table-row>
          <table:table-cell office:value-type="string">
            <text:p>Annuity Escalation Customer Chat Training</text:p>
          </table:table-cell>
          <table:table-cell office:value-type="string">
            <text:p>Virtual /Webinar</text:p>
          </table:table-cell>
          <table:table-cell office:value-type="string">
            <text:p>Virtual/Webinar</text:p>
          </table:table-cell>
          <table:table-cell office:value-type="string">
            <text:p>Live Meeting</text:p>
          </table:table-cell>
          <table:table-cell office:value-type="string">
            <text:p>6 February 2025</text:p>
          </table:table-cell>
          <table:table-cell office:value-type="string">
            <text:p>6 February 2025</text:p>
          </table:table-cell>
          <table:table-cell office:value-type="string">
            <text:p>9:30 PM - 11:30 PM</text:p>
          </table:table-cell>
          <table:table-cell office:value-type="string">
            <text:p>Deborah Nightengale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Contact Center Refresher</text:p>
          </table:table-cell>
          <table:table-cell office:value-type="string">
            <text:p>Virtual /Webinar</text:p>
          </table:table-cell>
          <table:table-cell office:value-type="string">
            <text:p>Virtual/Webinar</text:p>
          </table:table-cell>
          <table:table-cell office:value-type="string">
            <text:p>Live Meeting</text:p>
          </table:table-cell>
          <table:table-cell office:value-type="string">
            <text:p>7 February 2025</text:p>
          </table:table-cell>
          <table:table-cell office:value-type="string">
            <text:p>7 February 2025</text:p>
          </table:table-cell>
          <table:table-cell office:value-type="string">
            <text:p>12:00 AM - 2:30 AM</text:p>
          </table:table-cell>
          <table:table-cell office:value-type="string">
            <text:p>Yolanda Small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Customer Chat Training</text:p>
          </table:table-cell>
          <table:table-cell office:value-type="string">
            <text:p>Virtual /Webinar</text:p>
          </table:table-cell>
          <table:table-cell office:value-type="string">
            <text:p>Virtual/Webinar</text:p>
          </table:table-cell>
          <table:table-cell office:value-type="string">
            <text:p>Live Meeting</text:p>
          </table:table-cell>
          <table:table-cell office:value-type="string">
            <text:p>7 February 2025</text:p>
          </table:table-cell>
          <table:table-cell office:value-type="string">
            <text:p>7 February 2025</text:p>
          </table:table-cell>
          <table:table-cell office:value-type="string">
            <text:p>12:30 AM - 2:00 AM</text:p>
          </table:table-cell>
          <table:table-cell office:value-type="string">
            <text:p>Meiyazagan Muthukrishnan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Interesting Conversations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7 February 2025</text:p>
          </table:table-cell>
          <table:table-cell office:value-type="string">
            <text:p>7 February 2025</text:p>
          </table:table-cell>
          <table:table-cell office:value-type="string">
            <text:p>10:00 AM - 1:00 PM</text:p>
          </table:table-cell>
          <table:table-cell office:value-type="string">
            <text:p>Archana Malur Shamasundar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Exchange Advanced Concepts - Auto catalog APIs using API catalog CLI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7 February 2025</text:p>
          </table:table-cell>
          <table:table-cell office:value-type="string">
            <text:p>7 February 2025</text:p>
          </table:table-cell>
          <table:table-cell office:value-type="string">
            <text:p>11:00 AM - 12:00 PM</text:p>
          </table:table-cell>
          <table:table-cell office:value-type="string">
            <text:p>Mousumi Mazumder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Spring Security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7 February 2025</text:p>
          </table:table-cell>
          <table:table-cell office:value-type="string">
            <text:p>7 February 2025</text:p>
          </table:table-cell>
          <table:table-cell office:value-type="string">
            <text:p>11:00 AM - 1:00 PM</text:p>
          </table:table-cell>
          <table:table-cell office:value-type="string">
            <text:p>Ravikumar N Kunjappan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Jira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7 February 2025</text:p>
          </table:table-cell>
          <table:table-cell office:value-type="string">
            <text:p>7 February 2025</text:p>
          </table:table-cell>
          <table:table-cell office:value-type="string">
            <text:p>2:00 PM - 4:00 PM</text:p>
          </table:table-cell>
          <table:table-cell office:value-type="string">
            <text:p>Maharasi M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Six Thinking Hats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7 February 2025</text:p>
          </table:table-cell>
          <table:table-cell office:value-type="string">
            <text:p>7 February 2025</text:p>
          </table:table-cell>
          <table:table-cell office:value-type="string">
            <text:p>2:30 PM - 6:00 PM</text:p>
          </table:table-cell>
          <table:table-cell office:value-type="string">
            <text:p>Charu Modi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Window functions in Transactions - SQL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7 February 2025</text:p>
          </table:table-cell>
          <table:table-cell office:value-type="string">
            <text:p>7 February 2025</text:p>
          </table:table-cell>
          <table:table-cell office:value-type="string">
            <text:p>2:30 PM - 4:30 PM</text:p>
          </table:table-cell>
          <table:table-cell office:value-type="string">
            <text:p>Gopi Challuri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Teamwork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7 February 2025</text:p>
          </table:table-cell>
          <table:table-cell office:value-type="string">
            <text:p>7 February 2025</text:p>
          </table:table-cell>
          <table:table-cell office:value-type="string">
            <text:p>2:30 PM - 6:00 PM</text:p>
          </table:table-cell>
          <table:table-cell office:value-type="string">
            <text:p>Archana Malur Shamasundar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Exchange Advanced Concepts - Auto catalog APIs using API catalog CLI(Repeat Session)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7 February 2025</text:p>
          </table:table-cell>
          <table:table-cell office:value-type="string">
            <text:p>7 February 2025</text:p>
          </table:table-cell>
          <table:table-cell office:value-type="string">
            <text:p>4:00 PM - 5:00 PM</text:p>
          </table:table-cell>
          <table:table-cell office:value-type="string">
            <text:p>Mousumi Mazumder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EC2 instances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7 February 2025</text:p>
          </table:table-cell>
          <table:table-cell office:value-type="string">
            <text:p>7 February 2025</text:p>
          </table:table-cell>
          <table:table-cell office:value-type="string">
            <text:p>5:30 PM - 7:00 PM</text:p>
          </table:table-cell>
          <table:table-cell office:value-type="string">
            <text:p>Virendra Sharma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Scenarios using Window functions- SQL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7 February 2025</text:p>
          </table:table-cell>
          <table:table-cell office:value-type="string">
            <text:p>7 February 2025</text:p>
          </table:table-cell>
          <table:table-cell office:value-type="string">
            <text:p>6:30 PM - 8:30 PM</text:p>
          </table:table-cell>
          <table:table-cell office:value-type="string">
            <text:p>Gopi Challuri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Contact Center Refresher</text:p>
          </table:table-cell>
          <table:table-cell office:value-type="string">
            <text:p>Virtual /Webinar</text:p>
          </table:table-cell>
          <table:table-cell office:value-type="string">
            <text:p>Virtual/Webinar</text:p>
          </table:table-cell>
          <table:table-cell office:value-type="string">
            <text:p>Live Meeting</text:p>
          </table:table-cell>
          <table:table-cell office:value-type="string">
            <text:p>7 February 2025</text:p>
          </table:table-cell>
          <table:table-cell office:value-type="string">
            <text:p>7 February 2025</text:p>
          </table:table-cell>
          <table:table-cell office:value-type="string">
            <text:p>8:00 PM - 10:30 PM</text:p>
          </table:table-cell>
          <table:table-cell office:value-type="string">
            <text:p>Yolanda Small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Contact Center Refresher</text:p>
          </table:table-cell>
          <table:table-cell office:value-type="string">
            <text:p>Virtual /Webinar</text:p>
          </table:table-cell>
          <table:table-cell office:value-type="string">
            <text:p>Virtual/Webinar</text:p>
          </table:table-cell>
          <table:table-cell office:value-type="string">
            <text:p>Live Meeting</text:p>
          </table:table-cell>
          <table:table-cell office:value-type="string">
            <text:p>8 February 2025</text:p>
          </table:table-cell>
          <table:table-cell office:value-type="string">
            <text:p>8 February 2025</text:p>
          </table:table-cell>
          <table:table-cell office:value-type="string">
            <text:p>12:00 AM - 2:30 AM</text:p>
          </table:table-cell>
          <table:table-cell office:value-type="string">
            <text:p>Yolanda Small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AWS Cloud Practitioner Certification Bootcamp - AWS CLF 02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0 February 2025</text:p>
          </table:table-cell>
          <table:table-cell office:value-type="string">
            <text:p>10 February 2025</text:p>
          </table:table-cell>
          <table:table-cell office:value-type="string">
            <text:p>2:00 PM - 4:00 PM</text:p>
          </table:table-cell>
          <table:table-cell office:value-type="string">
            <text:p>Ravikumar N Kunjappan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Goal Setting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0 February 2025</text:p>
          </table:table-cell>
          <table:table-cell office:value-type="string">
            <text:p>10 February 2025</text:p>
          </table:table-cell>
          <table:table-cell office:value-type="string">
            <text:p>2:30 PM - 6:00 PM</text:p>
          </table:table-cell>
          <table:table-cell office:value-type="string">
            <text:p>Sumit .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Time Managemen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0 February 2025</text:p>
          </table:table-cell>
          <table:table-cell office:value-type="string">
            <text:p>10 February 2025</text:p>
          </table:table-cell>
          <table:table-cell office:value-type="string">
            <text:p>2:30 PM - 6:00 PM</text:p>
          </table:table-cell>
          <table:table-cell office:value-type="string">
            <text:p>Kavita Erady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Listen : Loud &amp; Clear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0 February 2025</text:p>
          </table:table-cell>
          <table:table-cell office:value-type="string">
            <text:p>11 February 2025</text:p>
          </table:table-cell>
          <table:table-cell office:value-type="string">
            <text:p>2:30 PM-6:00 PM</text:p>
          </table:table-cell>
          <table:table-cell office:value-type="string">
            <text:p>Archana Malur Shamasundar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Multithreading through Python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0 February 2025</text:p>
          </table:table-cell>
          <table:table-cell office:value-type="string">
            <text:p>14 February 2025</text:p>
          </table:table-cell>
          <table:table-cell office:value-type="string">
            <text:p>3:00 PM-5:00 PM</text:p>
          </table:table-cell>
          <table:table-cell office:value-type="string">
            <text:p>Sivabalan N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Spring Data JPA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0 February 2025</text:p>
          </table:table-cell>
          <table:table-cell office:value-type="string">
            <text:p>10 February 2025</text:p>
          </table:table-cell>
          <table:table-cell office:value-type="string">
            <text:p>4:00 PM - 6:00 PM</text:p>
          </table:table-cell>
          <table:table-cell office:value-type="string">
            <text:p>Satya Prakash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Transform your Day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0 February 2025</text:p>
          </table:table-cell>
          <table:table-cell office:value-type="string">
            <text:p>10 February 2025</text:p>
          </table:table-cell>
          <table:table-cell office:value-type="string">
            <text:p>4:00 PM - 5:00 PM</text:p>
          </table:table-cell>
          <table:table-cell office:value-type="string">
            <text:p>Charu Modi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Delegate With an Edge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0 February 2025</text:p>
          </table:table-cell>
          <table:table-cell office:value-type="string">
            <text:p>10 February 2025</text:p>
          </table:table-cell>
          <table:table-cell office:value-type="string">
            <text:p>4:00 PM - 5:00 PM</text:p>
          </table:table-cell>
          <table:table-cell office:value-type="string">
            <text:p>Deepa Raghavan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AWS S3 Buckets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0 February 2025</text:p>
          </table:table-cell>
          <table:table-cell office:value-type="string">
            <text:p>10 February 2025</text:p>
          </table:table-cell>
          <table:table-cell office:value-type="string">
            <text:p>5:30 PM - 7:00 PM</text:p>
          </table:table-cell>
          <table:table-cell office:value-type="string">
            <text:p>Virendra Sharma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Email Etiquette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1 February 2025</text:p>
          </table:table-cell>
          <table:table-cell office:value-type="string">
            <text:p>11 February 2025</text:p>
          </table:table-cell>
          <table:table-cell office:value-type="string">
            <text:p>10:00 AM - 1:30 PM</text:p>
          </table:table-cell>
          <table:table-cell office:value-type="string">
            <text:p>Kavita Erady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Communication Skill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1 February 2025</text:p>
          </table:table-cell>
          <table:table-cell office:value-type="string">
            <text:p>11 February 2025</text:p>
          </table:table-cell>
          <table:table-cell office:value-type="string">
            <text:p>10:00 AM - 1:30 PM</text:p>
          </table:table-cell>
          <table:table-cell office:value-type="string">
            <text:p>Archana Malur Shamasundar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AI 900 Part2-Fundamentals of Computer Vision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1 February 2025</text:p>
          </table:table-cell>
          <table:table-cell office:value-type="string">
            <text:p>11 February 2025</text:p>
          </table:table-cell>
          <table:table-cell office:value-type="string">
            <text:p>11:00 AM - 1:00 PM</text:p>
          </table:table-cell>
          <table:table-cell office:value-type="string">
            <text:p>Maharasi M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Never Waste a Crisis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1 February 2025</text:p>
          </table:table-cell>
          <table:table-cell office:value-type="string">
            <text:p>11 February 2025</text:p>
          </table:table-cell>
          <table:table-cell office:value-type="string">
            <text:p>11:00 AM - 12:30 PM</text:p>
          </table:table-cell>
          <table:table-cell office:value-type="string">
            <text:p>Charu Modi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MS Excel - Essentials 5 - Dynamic Arrays, Data Cleaning &amp; Error Handling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1 February 2025</text:p>
          </table:table-cell>
          <table:table-cell office:value-type="string">
            <text:p>11 February 2025</text:p>
          </table:table-cell>
          <table:table-cell office:value-type="string">
            <text:p>2:00 PM - 4:00 PM</text:p>
          </table:table-cell>
          <table:table-cell office:value-type="string">
            <text:p>Prabhu Murugaraj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Python Part 3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1 February 2025</text:p>
          </table:table-cell>
          <table:table-cell office:value-type="string">
            <text:p>11 February 2025</text:p>
          </table:table-cell>
          <table:table-cell office:value-type="string">
            <text:p>2:30 PM - 4:30 PM</text:p>
          </table:table-cell>
          <table:table-cell office:value-type="string">
            <text:p>Richa Singh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Differences between SQL and NoSQL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1 February 2025</text:p>
          </table:table-cell>
          <table:table-cell office:value-type="string">
            <text:p>11 February 2025</text:p>
          </table:table-cell>
          <table:table-cell office:value-type="string">
            <text:p>2:30 PM - 4:00 PM</text:p>
          </table:table-cell>
          <table:table-cell office:value-type="string">
            <text:p>Gopi Challuri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Achieving Excellence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1 February 2025</text:p>
          </table:table-cell>
          <table:table-cell office:value-type="string">
            <text:p>12 February 2025</text:p>
          </table:table-cell>
          <table:table-cell office:value-type="string">
            <text:p>2:30 PM-6:00 PM</text:p>
          </table:table-cell>
          <table:table-cell office:value-type="string">
            <text:p>Deepa Raghavan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Challenging Assumptions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1 February 2025</text:p>
          </table:table-cell>
          <table:table-cell office:value-type="string">
            <text:p>11 February 2025</text:p>
          </table:table-cell>
          <table:table-cell office:value-type="string">
            <text:p>4:00 PM - 5:30 PM</text:p>
          </table:table-cell>
          <table:table-cell office:value-type="string">
            <text:p>Charu Modi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Unlocking Creativity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1 February 2025</text:p>
          </table:table-cell>
          <table:table-cell office:value-type="string">
            <text:p>11 February 2025</text:p>
          </table:table-cell>
          <table:table-cell office:value-type="string">
            <text:p>4:00 PM - 5:30 PM</text:p>
          </table:table-cell>
          <table:table-cell office:value-type="string">
            <text:p>Kavita Erady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AWS VPC- Part-1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1 February 2025</text:p>
          </table:table-cell>
          <table:table-cell office:value-type="string">
            <text:p>11 February 2025</text:p>
          </table:table-cell>
          <table:table-cell office:value-type="string">
            <text:p>5:30 PM - 7:00 PM</text:p>
          </table:table-cell>
          <table:table-cell office:value-type="string">
            <text:p>Virendra Sharma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Communicating Assertively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1 February 2025</text:p>
          </table:table-cell>
          <table:table-cell office:value-type="string">
            <text:p>12 February 2025</text:p>
          </table:table-cell>
          <table:table-cell office:value-type="string">
            <text:p>8:00 PM - 12:00 AM</text:p>
          </table:table-cell>
          <table:table-cell office:value-type="string">
            <text:p>Sheila Estrell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Point to Point with PowerPoint (BPO M.S PowerPoint)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1 February 2025</text:p>
          </table:table-cell>
          <table:table-cell office:value-type="string">
            <text:p>12 February 2025</text:p>
          </table:table-cell>
          <table:table-cell office:value-type="string">
            <text:p>8:00 PM - 12:00 AM</text:p>
          </table:table-cell>
          <table:table-cell office:value-type="string">
            <text:p>Divya Rupha Kanagasundaram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Teamwork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1 February 2025</text:p>
          </table:table-cell>
          <table:table-cell office:value-type="string">
            <text:p>12 February 2025</text:p>
          </table:table-cell>
          <table:table-cell office:value-type="string">
            <text:p>8:00 PM - 12:00 AM</text:p>
          </table:table-cell>
          <table:table-cell office:value-type="string">
            <text:p>Ishani Saxen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Xcel in Excel (MS Excel)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1 February 2025</text:p>
          </table:table-cell>
          <table:table-cell office:value-type="string">
            <text:p>13 February 2025</text:p>
          </table:table-cell>
          <table:table-cell office:value-type="string">
            <text:p>8:00 PM-12:00 AM</text:p>
          </table:table-cell>
          <table:table-cell office:value-type="string">
            <text:p>Priyan Sridhar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Conflict Management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1 February 2025</text:p>
          </table:table-cell>
          <table:table-cell office:value-type="string">
            <text:p>12 February 2025</text:p>
          </table:table-cell>
          <table:table-cell office:value-type="string">
            <text:p>8:00 PM - 12:00 AM</text:p>
          </table:table-cell>
          <table:table-cell office:value-type="string">
            <text:p>Priyanka Khann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Managerial Skills Training (MaST)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2 February 2025</text:p>
          </table:table-cell>
          <table:table-cell office:value-type="string">
            <text:p>13 February 2025</text:p>
          </table:table-cell>
          <table:table-cell office:value-type="string">
            <text:p>10:00 AM-1:30 PM</text:p>
          </table:table-cell>
          <table:table-cell office:value-type="string">
            <text:p>Kavita Erady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Bring Happiness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2 February 2025</text:p>
          </table:table-cell>
          <table:table-cell office:value-type="string">
            <text:p>12 February 2025</text:p>
          </table:table-cell>
          <table:table-cell office:value-type="string">
            <text:p>11:00 AM - 12:00 PM</text:p>
          </table:table-cell>
          <table:table-cell office:value-type="string">
            <text:p>Archana Malur Shamasundar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Introduction to Data formats in MongoDB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2 February 2025</text:p>
          </table:table-cell>
          <table:table-cell office:value-type="string">
            <text:p>12 February 2025</text:p>
          </table:table-cell>
          <table:table-cell office:value-type="string">
            <text:p>2:30 PM - 4:00 PM</text:p>
          </table:table-cell>
          <table:table-cell office:value-type="string">
            <text:p>Gopi Challuri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Winning Conversations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2 February 2025</text:p>
          </table:table-cell>
          <table:table-cell office:value-type="string">
            <text:p>12 February 2025</text:p>
          </table:table-cell>
          <table:table-cell office:value-type="string">
            <text:p>2:30 PM - 6:00 PM</text:p>
          </table:table-cell>
          <table:table-cell office:value-type="string">
            <text:p>Archana Malur Shamasundar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Developing Cultural Intelligence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2 February 2025</text:p>
          </table:table-cell>
          <table:table-cell office:value-type="string">
            <text:p>12 February 2025</text:p>
          </table:table-cell>
          <table:table-cell office:value-type="string">
            <text:p>3:00 PM - 4:30 PM</text:p>
          </table:table-cell>
          <table:table-cell office:value-type="string">
            <text:p>Kavita Erady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Prep Session for Salesforce AI Associate Certification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2 February 2025</text:p>
          </table:table-cell>
          <table:table-cell office:value-type="string">
            <text:p>12 February 2025</text:p>
          </table:table-cell>
          <table:table-cell office:value-type="string">
            <text:p>4:00 PM - 5:00 PM</text:p>
          </table:table-cell>
          <table:table-cell office:value-type="string">
            <text:p>Jitendra Tindolia</text:p>
          </table:table-cell>
          <table:table-cell office:value-type="string">
            <text:p>30</text:p>
          </table:table-cell>
        </table:table-row>
        <table:table-row>
          <table:table-cell office:value-type="string">
            <text:p>Spring MVC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2 February 2025</text:p>
          </table:table-cell>
          <table:table-cell office:value-type="string">
            <text:p>12 February 2025</text:p>
          </table:table-cell>
          <table:table-cell office:value-type="string">
            <text:p>4:00 PM - 6:00 PM</text:p>
          </table:table-cell>
          <table:table-cell office:value-type="string">
            <text:p>Satya Prakash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Every Act Matters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2 February 2025</text:p>
          </table:table-cell>
          <table:table-cell office:value-type="string">
            <text:p>12 February 2025</text:p>
          </table:table-cell>
          <table:table-cell office:value-type="string">
            <text:p>4:00 PM - 5:30 PM</text:p>
          </table:table-cell>
          <table:table-cell office:value-type="string">
            <text:p>Charu Modi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Creativity &amp; Problem Solving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2 February 2025</text:p>
          </table:table-cell>
          <table:table-cell office:value-type="string">
            <text:p>13 February 2025</text:p>
          </table:table-cell>
          <table:table-cell office:value-type="string">
            <text:p>8:00 PM - 2:30 AM</text:p>
          </table:table-cell>
          <table:table-cell office:value-type="string">
            <text:p>Ishani Saxen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Mastering the Art of Powerful Conversations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2 February 2025</text:p>
          </table:table-cell>
          <table:table-cell office:value-type="string">
            <text:p>12 February 2025</text:p>
          </table:table-cell>
          <table:table-cell office:value-type="string">
            <text:p>8:00 PM - 10:00 PM</text:p>
          </table:table-cell>
          <table:table-cell office:value-type="string">
            <text:p>Divya Rupha Kanagasundaram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Presentation Skills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2 February 2025</text:p>
          </table:table-cell>
          <table:table-cell office:value-type="string">
            <text:p>13 February 2025</text:p>
          </table:table-cell>
          <table:table-cell office:value-type="string">
            <text:p>8:00 PM - 12:00 AM</text:p>
          </table:table-cell>
          <table:table-cell office:value-type="string">
            <text:p>Priyanka Khann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Achieving Excellence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2 February 2025</text:p>
          </table:table-cell>
          <table:table-cell office:value-type="string">
            <text:p>13 February 2025</text:p>
          </table:table-cell>
          <table:table-cell office:value-type="string">
            <text:p>9:00 PM - 1:00 AM</text:p>
          </table:table-cell>
          <table:table-cell office:value-type="string">
            <text:p>Sheila Estrell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Speaking factory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2 February 2025</text:p>
          </table:table-cell>
          <table:table-cell office:value-type="string">
            <text:p>14 February 2025</text:p>
          </table:table-cell>
          <table:table-cell office:value-type="string">
            <text:p>9:00 PM-1:00 AM</text:p>
          </table:table-cell>
          <table:table-cell office:value-type="string">
            <text:p>Omana Olive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AI 900 Part3-Natural Language Processing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3 February 2025</text:p>
          </table:table-cell>
          <table:table-cell office:value-type="string">
            <text:p>13 February 2025</text:p>
          </table:table-cell>
          <table:table-cell office:value-type="string">
            <text:p>11:00 AM - 1:00 PM</text:p>
          </table:table-cell>
          <table:table-cell office:value-type="string">
            <text:p>Maharasi M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You too can Innovate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3 February 2025</text:p>
          </table:table-cell>
          <table:table-cell office:value-type="string">
            <text:p>13 February 2025</text:p>
          </table:table-cell>
          <table:table-cell office:value-type="string">
            <text:p>12:00 PM - 1:00 PM</text:p>
          </table:table-cell>
          <table:table-cell office:value-type="string">
            <text:p>Charu Modi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OOP concept with Python Part 1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3 February 2025</text:p>
          </table:table-cell>
          <table:table-cell office:value-type="string">
            <text:p>13 February 2025</text:p>
          </table:table-cell>
          <table:table-cell office:value-type="string">
            <text:p>2:30 PM - 4:30 PM</text:p>
          </table:table-cell>
          <table:table-cell office:value-type="string">
            <text:p>Richa Singh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Collections in MongoDB Compass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3 February 2025</text:p>
          </table:table-cell>
          <table:table-cell office:value-type="string">
            <text:p>13 February 2025</text:p>
          </table:table-cell>
          <table:table-cell office:value-type="string">
            <text:p>2:30 PM - 4:30 PM</text:p>
          </table:table-cell>
          <table:table-cell office:value-type="string">
            <text:p>Gopi Challuri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Stress Management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3 February 2025</text:p>
          </table:table-cell>
          <table:table-cell office:value-type="string">
            <text:p>13 February 2025</text:p>
          </table:table-cell>
          <table:table-cell office:value-type="string">
            <text:p>2:30 PM - 6:00 PM</text:p>
          </table:table-cell>
          <table:table-cell office:value-type="string">
            <text:p>Archana Malur Shamasundar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You too can Innovate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3 February 2025</text:p>
          </table:table-cell>
          <table:table-cell office:value-type="string">
            <text:p>13 February 2025</text:p>
          </table:table-cell>
          <table:table-cell office:value-type="string">
            <text:p>4:00 PM - 5:00 PM</text:p>
          </table:table-cell>
          <table:table-cell office:value-type="string">
            <text:p>Deepa Raghavan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AWS VPC- Part-2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3 February 2025</text:p>
          </table:table-cell>
          <table:table-cell office:value-type="string">
            <text:p>13 February 2025</text:p>
          </table:table-cell>
          <table:table-cell office:value-type="string">
            <text:p>5:30 PM - 7:00 PM</text:p>
          </table:table-cell>
          <table:table-cell office:value-type="string">
            <text:p>Virendra Sharma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Learning Office Hours - Professional Development Hours</text:p>
          </table:table-cell>
          <table:table-cell office:value-type="string">
            <text:p>Teams Webinar</text:p>
          </table:table-cell>
          <table:table-cell office:value-type="string">
            <text:p>MS Teams</text:p>
          </table:table-cell>
          <table:table-cell office:value-type="string">
            <text:p>Teams</text:p>
          </table:table-cell>
          <table:table-cell office:value-type="string">
            <text:p>13 February 2025</text:p>
          </table:table-cell>
          <table:table-cell office:value-type="string">
            <text:p>13 February 2025</text:p>
          </table:table-cell>
          <table:table-cell office:value-type="string">
            <text:p>7:30 PM - 8:30 PM</text:p>
          </table:table-cell>
          <table:table-cell office:value-type="string">
            <text:p>Katie Burford, Gina Johnson</text:p>
          </table:table-cell>
          <table:table-cell office:value-type="string">
            <text:p>250</text:p>
          </table:table-cell>
        </table:table-row>
        <table:table-row>
          <table:table-cell office:value-type="string">
            <text:p>Goal Setting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3 February 2025</text:p>
          </table:table-cell>
          <table:table-cell office:value-type="string">
            <text:p>14 February 2025</text:p>
          </table:table-cell>
          <table:table-cell office:value-type="string">
            <text:p>8:00 PM - 12:00 AM</text:p>
          </table:table-cell>
          <table:table-cell office:value-type="string">
            <text:p>Ishani Saxen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Teamwork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3 February 2025</text:p>
          </table:table-cell>
          <table:table-cell office:value-type="string">
            <text:p>14 February 2025</text:p>
          </table:table-cell>
          <table:table-cell office:value-type="string">
            <text:p>8:00 PM - 12:00 AM</text:p>
          </table:table-cell>
          <table:table-cell office:value-type="string">
            <text:p>Divya Rupha Kanagasundaram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E-mail Writing Skills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3 February 2025</text:p>
          </table:table-cell>
          <table:table-cell office:value-type="string">
            <text:p>14 February 2025</text:p>
          </table:table-cell>
          <table:table-cell office:value-type="string">
            <text:p>9:00 PM - 1:00 AM</text:p>
          </table:table-cell>
          <table:table-cell office:value-type="string">
            <text:p>Sheila Estrell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Mexico Employment Law</text:p>
          </table:table-cell>
          <table:table-cell office:value-type="string">
            <text:p>Virtual / Webinar1</text:p>
          </table:table-cell>
          <table:table-cell office:value-type="string">
            <text:p>Webinar</text:p>
          </table:table-cell>
          <table:table-cell office:value-type="string">
            <text:p>Zoom</text:p>
          </table:table-cell>
          <table:table-cell office:value-type="string">
            <text:p>14 February 2025</text:p>
          </table:table-cell>
          <table:table-cell office:value-type="string">
            <text:p>14 February 2025</text:p>
          </table:table-cell>
          <table:table-cell office:value-type="string">
            <text:p>1:30 AM - 2:30 AM</text:p>
          </table:table-cell>
          <table:table-cell office:value-type="string">
            <text:p/>
          </table:table-cell>
          <table:table-cell office:value-type="string">
            <text:p>50</text:p>
          </table:table-cell>
        </table:table-row>
        <table:table-row>
          <table:table-cell office:value-type="string">
            <text:p>Conducting Meeting Effectively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4 February 2025</text:p>
          </table:table-cell>
          <table:table-cell office:value-type="string">
            <text:p>14 February 2025</text:p>
          </table:table-cell>
          <table:table-cell office:value-type="string">
            <text:p>10:00 AM - 1:30 PM</text:p>
          </table:table-cell>
          <table:table-cell office:value-type="string">
            <text:p>Sumit .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Business Etiquette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4 February 2025</text:p>
          </table:table-cell>
          <table:table-cell office:value-type="string">
            <text:p>14 February 2025</text:p>
          </table:table-cell>
          <table:table-cell office:value-type="string">
            <text:p>10:00 AM - 1:30 PM</text:p>
          </table:table-cell>
          <table:table-cell office:value-type="string">
            <text:p>Kavita Erady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Conducting Meeting Effectively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4 February 2025</text:p>
          </table:table-cell>
          <table:table-cell office:value-type="string">
            <text:p>14 February 2025</text:p>
          </table:table-cell>
          <table:table-cell office:value-type="string">
            <text:p>10:00 AM - 1:30 PM</text:p>
          </table:table-cell>
          <table:table-cell office:value-type="string">
            <text:p>Deepa Raghavan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DP-900 Azure Data Certification - Bootcamp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4 February 2025</text:p>
          </table:table-cell>
          <table:table-cell office:value-type="string">
            <text:p>14 February 2025</text:p>
          </table:table-cell>
          <table:table-cell office:value-type="string">
            <text:p>11:00 AM - 1:00 PM</text:p>
          </table:table-cell>
          <table:table-cell office:value-type="string">
            <text:p>Ravikumar N Kunjappan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Clear, Concise, and Confiden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4 February 2025</text:p>
          </table:table-cell>
          <table:table-cell office:value-type="string">
            <text:p>14 February 2025</text:p>
          </table:table-cell>
          <table:table-cell office:value-type="string">
            <text:p>11:00 AM - 1:00 PM</text:p>
          </table:table-cell>
          <table:table-cell office:value-type="string">
            <text:p>Archana Malur Shamasundar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Communicating Assertively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4 February 2025</text:p>
          </table:table-cell>
          <table:table-cell office:value-type="string">
            <text:p>14 February 2025</text:p>
          </table:table-cell>
          <table:table-cell office:value-type="string">
            <text:p>2:30 PM - 6:00 PM</text:p>
          </table:table-cell>
          <table:table-cell office:value-type="string">
            <text:p>Sumit .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Reading Circle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4 February 2025</text:p>
          </table:table-cell>
          <table:table-cell office:value-type="string">
            <text:p>14 February 2025</text:p>
          </table:table-cell>
          <table:table-cell office:value-type="string">
            <text:p>2:30 PM - 6:00 PM</text:p>
          </table:table-cell>
          <table:table-cell office:value-type="string">
            <text:p>Charu Modi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Error Handling in MongoDB Compass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4 February 2025</text:p>
          </table:table-cell>
          <table:table-cell office:value-type="string">
            <text:p>14 February 2025</text:p>
          </table:table-cell>
          <table:table-cell office:value-type="string">
            <text:p>2:30 PM - 4:30 PM</text:p>
          </table:table-cell>
          <table:table-cell office:value-type="string">
            <text:p>Gopi Challuri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Reading Skills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4 February 2025</text:p>
          </table:table-cell>
          <table:table-cell office:value-type="string">
            <text:p>14 February 2025</text:p>
          </table:table-cell>
          <table:table-cell office:value-type="string">
            <text:p>2:30 PM - 6:00 PM</text:p>
          </table:table-cell>
          <table:table-cell office:value-type="string">
            <text:p>Archana Malur Shamasundar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AWS RDS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4 February 2025</text:p>
          </table:table-cell>
          <table:table-cell office:value-type="string">
            <text:p>14 February 2025</text:p>
          </table:table-cell>
          <table:table-cell office:value-type="string">
            <text:p>5:30 PM - 7:00 PM</text:p>
          </table:table-cell>
          <table:table-cell office:value-type="string">
            <text:p>Virendra Sharma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Introduction to MongoDB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7 February 2025</text:p>
          </table:table-cell>
          <table:table-cell office:value-type="string">
            <text:p>17 February 2025</text:p>
          </table:table-cell>
          <table:table-cell office:value-type="string">
            <text:p>2:00 PM - 4:00 PM</text:p>
          </table:table-cell>
          <table:table-cell office:value-type="string">
            <text:p>Ravikumar N Kunjappan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Achieving Excellence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7 February 2025</text:p>
          </table:table-cell>
          <table:table-cell office:value-type="string">
            <text:p>18 February 2025</text:p>
          </table:table-cell>
          <table:table-cell office:value-type="string">
            <text:p>2:30 PM-6:00 PM</text:p>
          </table:table-cell>
          <table:table-cell office:value-type="string">
            <text:p>Sumit .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Speaking factory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7 February 2025</text:p>
          </table:table-cell>
          <table:table-cell office:value-type="string">
            <text:p>19 February 2025</text:p>
          </table:table-cell>
          <table:table-cell office:value-type="string">
            <text:p>2:30 PM-6:00 PM</text:p>
          </table:table-cell>
          <table:table-cell office:value-type="string">
            <text:p>Charu Modi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Stress Management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7 February 2025</text:p>
          </table:table-cell>
          <table:table-cell office:value-type="string">
            <text:p>17 February 2025</text:p>
          </table:table-cell>
          <table:table-cell office:value-type="string">
            <text:p>2:30 PM - 6:00 PM</text:p>
          </table:table-cell>
          <table:table-cell office:value-type="string">
            <text:p>Kavita Erady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Data Creation n MongoDB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7 February 2025</text:p>
          </table:table-cell>
          <table:table-cell office:value-type="string">
            <text:p>17 February 2025</text:p>
          </table:table-cell>
          <table:table-cell office:value-type="string">
            <text:p>2:30 PM - 4:00 PM</text:p>
          </table:table-cell>
          <table:table-cell office:value-type="string">
            <text:p>Gopi Challuri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Time Managemen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7 February 2025</text:p>
          </table:table-cell>
          <table:table-cell office:value-type="string">
            <text:p>17 February 2025</text:p>
          </table:table-cell>
          <table:table-cell office:value-type="string">
            <text:p>2:30 PM - 6:00 PM</text:p>
          </table:table-cell>
          <table:table-cell office:value-type="string">
            <text:p>Archana Malur Shamasundar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Service Cloud with Salesforce Scheduler- Book an Appointment with Salesforce Scheduler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7 February 2025</text:p>
          </table:table-cell>
          <table:table-cell office:value-type="string">
            <text:p>17 February 2025</text:p>
          </table:table-cell>
          <table:table-cell office:value-type="string">
            <text:p>4:00 PM - 5:00 PM</text:p>
          </table:table-cell>
          <table:table-cell office:value-type="string">
            <text:p>Vishwajeet Telang, Navyasree Sai Navya Sree</text:p>
          </table:table-cell>
          <table:table-cell office:value-type="string">
            <text:p>30</text:p>
          </table:table-cell>
        </table:table-row>
        <table:table-row>
          <table:table-cell office:value-type="string">
            <text:p>Spring Boot Part - 01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7 February 2025</text:p>
          </table:table-cell>
          <table:table-cell office:value-type="string">
            <text:p>17 February 2025</text:p>
          </table:table-cell>
          <table:table-cell office:value-type="string">
            <text:p>4:00 PM - 6:00 PM</text:p>
          </table:table-cell>
          <table:table-cell office:value-type="string">
            <text:p>Satya Prakash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Unlocking Creativity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7 February 2025</text:p>
          </table:table-cell>
          <table:table-cell office:value-type="string">
            <text:p>17 February 2025</text:p>
          </table:table-cell>
          <table:table-cell office:value-type="string">
            <text:p>4:00 PM - 5:30 PM</text:p>
          </table:table-cell>
          <table:table-cell office:value-type="string">
            <text:p>Deepa Raghavan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AWS DynamoDB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7 February 2025</text:p>
          </table:table-cell>
          <table:table-cell office:value-type="string">
            <text:p>17 February 2025</text:p>
          </table:table-cell>
          <table:table-cell office:value-type="string">
            <text:p>5:30 PM - 7:00 PM</text:p>
          </table:table-cell>
          <table:table-cell office:value-type="string">
            <text:p>Virendra Sharma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Paving Pathways: Listen to Transform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7 February 2025</text:p>
          </table:table-cell>
          <table:table-cell office:value-type="string">
            <text:p>17 February 2025</text:p>
          </table:table-cell>
          <table:table-cell office:value-type="string">
            <text:p>8:00 PM - 10:00 PM</text:p>
          </table:table-cell>
          <table:table-cell office:value-type="string">
            <text:p>Priyanka Khann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Listen : Loud &amp; Clear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7 February 2025</text:p>
          </table:table-cell>
          <table:table-cell office:value-type="string">
            <text:p>18 February 2025</text:p>
          </table:table-cell>
          <table:table-cell office:value-type="string">
            <text:p>9:00 PM - 1:00 AM</text:p>
          </table:table-cell>
          <table:table-cell office:value-type="string">
            <text:p>Sheila Estrell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Innovation Tactics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8 February 2025</text:p>
          </table:table-cell>
          <table:table-cell office:value-type="string">
            <text:p>18 February 2025</text:p>
          </table:table-cell>
          <table:table-cell office:value-type="string">
            <text:p>10:00 AM - 1:30 PM</text:p>
          </table:table-cell>
          <table:table-cell office:value-type="string">
            <text:p>Sumit .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One Minute Manager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8 February 2025</text:p>
          </table:table-cell>
          <table:table-cell office:value-type="string">
            <text:p>18 February 2025</text:p>
          </table:table-cell>
          <table:table-cell office:value-type="string">
            <text:p>10:00 AM - 1:30 PM</text:p>
          </table:table-cell>
          <table:table-cell office:value-type="string">
            <text:p>Kavita Erady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Presentation Skills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8 February 2025</text:p>
          </table:table-cell>
          <table:table-cell office:value-type="string">
            <text:p>19 February 2025</text:p>
          </table:table-cell>
          <table:table-cell office:value-type="string">
            <text:p>10:00 AM-1:30 PM</text:p>
          </table:table-cell>
          <table:table-cell office:value-type="string">
            <text:p>Deepa Raghavan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AI 900 Part4-Document Intelligence and Knowledge Mining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8 February 2025</text:p>
          </table:table-cell>
          <table:table-cell office:value-type="string">
            <text:p>18 February 2025</text:p>
          </table:table-cell>
          <table:table-cell office:value-type="string">
            <text:p>11:00 AM - 1:00 PM</text:p>
          </table:table-cell>
          <table:table-cell office:value-type="string">
            <text:p>Maharasi M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Introduction to ServiceNow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8 February 2025</text:p>
          </table:table-cell>
          <table:table-cell office:value-type="string">
            <text:p>18 February 2025</text:p>
          </table:table-cell>
          <table:table-cell office:value-type="string">
            <text:p>11:00 AM - 12:30 PM</text:p>
          </table:table-cell>
          <table:table-cell office:value-type="string">
            <text:p>Gopi Challuri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Never Waste a Crisis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8 February 2025</text:p>
          </table:table-cell>
          <table:table-cell office:value-type="string">
            <text:p>18 February 2025</text:p>
          </table:table-cell>
          <table:table-cell office:value-type="string">
            <text:p>11:00 AM - 12:30 PM</text:p>
          </table:table-cell>
          <table:table-cell office:value-type="string">
            <text:p>Archana Malur Shamasundar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OOP concept with Python Part 2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8 February 2025</text:p>
          </table:table-cell>
          <table:table-cell office:value-type="string">
            <text:p>18 February 2025</text:p>
          </table:table-cell>
          <table:table-cell office:value-type="string">
            <text:p>2:30 PM - 4:30 PM</text:p>
          </table:table-cell>
          <table:table-cell office:value-type="string">
            <text:p>Richa Singh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Email Etiquette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8 February 2025</text:p>
          </table:table-cell>
          <table:table-cell office:value-type="string">
            <text:p>18 February 2025</text:p>
          </table:table-cell>
          <table:table-cell office:value-type="string">
            <text:p>2:30 PM - 6:00 PM</text:p>
          </table:table-cell>
          <table:table-cell office:value-type="string">
            <text:p>Archana Malur Shamasundar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Leading with Integrity -India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8 February 2025</text:p>
          </table:table-cell>
          <table:table-cell office:value-type="string">
            <text:p>18 February 2025</text:p>
          </table:table-cell>
          <table:table-cell office:value-type="string">
            <text:p>2:30 PM - 4:30 PM</text:p>
          </table:table-cell>
          <table:table-cell office:value-type="string">
            <text:p>Johnson C, Esha Kumari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Challenging Assumptions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8 February 2025</text:p>
          </table:table-cell>
          <table:table-cell office:value-type="string">
            <text:p>18 February 2025</text:p>
          </table:table-cell>
          <table:table-cell office:value-type="string">
            <text:p>3:00 PM - 4:30 PM</text:p>
          </table:table-cell>
          <table:table-cell office:value-type="string">
            <text:p>Kavita Erady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AWS API Gateway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8 February 2025</text:p>
          </table:table-cell>
          <table:table-cell office:value-type="string">
            <text:p>18 February 2025</text:p>
          </table:table-cell>
          <table:table-cell office:value-type="string">
            <text:p>5:30 PM - 7:00 PM</text:p>
          </table:table-cell>
          <table:table-cell office:value-type="string">
            <text:p>Virendra Sharma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A Leader in Me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8 February 2025</text:p>
          </table:table-cell>
          <table:table-cell office:value-type="string">
            <text:p>18 February 2025</text:p>
          </table:table-cell>
          <table:table-cell office:value-type="string">
            <text:p>8:00 PM - 10:00 PM</text:p>
          </table:table-cell>
          <table:table-cell office:value-type="string">
            <text:p>Ishani Saxen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Achieving Excellence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8 February 2025</text:p>
          </table:table-cell>
          <table:table-cell office:value-type="string">
            <text:p>19 February 2025</text:p>
          </table:table-cell>
          <table:table-cell office:value-type="string">
            <text:p>8:00 PM - 12:00 AM</text:p>
          </table:table-cell>
          <table:table-cell office:value-type="string">
            <text:p>Priyanka Khann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Goal Setting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8 February 2025</text:p>
          </table:table-cell>
          <table:table-cell office:value-type="string">
            <text:p>19 February 2025</text:p>
          </table:table-cell>
          <table:table-cell office:value-type="string">
            <text:p>8:00 PM - 12:00 AM</text:p>
          </table:table-cell>
          <table:table-cell office:value-type="string">
            <text:p>Divya Rupha Kanagasundaram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L2L 2.0 Virtual Workshop - Part A (non-India, non-APAC)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9 February 2025</text:p>
          </table:table-cell>
          <table:table-cell office:value-type="string">
            <text:p>19 February 2025</text:p>
          </table:table-cell>
          <table:table-cell office:value-type="string">
            <text:p>12:30 AM - 2:30 AM</text:p>
          </table:table-cell>
          <table:table-cell office:value-type="string">
            <text:p/>
          </table:table-cell>
          <table:table-cell office:value-type="string">
            <text:p>28</text:p>
          </table:table-cell>
        </table:table-row>
        <table:table-row>
          <table:table-cell office:value-type="string">
            <text:p>Getting Things Done (GTD)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9 February 2025</text:p>
          </table:table-cell>
          <table:table-cell office:value-type="string">
            <text:p>19 February 2025</text:p>
          </table:table-cell>
          <table:table-cell office:value-type="string">
            <text:p>10:00 AM - 12:00 PM</text:p>
          </table:table-cell>
          <table:table-cell office:value-type="string">
            <text:p>Sumit .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Teamwork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9 February 2025</text:p>
          </table:table-cell>
          <table:table-cell office:value-type="string">
            <text:p>19 February 2025</text:p>
          </table:table-cell>
          <table:table-cell office:value-type="string">
            <text:p>10:00 AM - 1:30 PM</text:p>
          </table:table-cell>
          <table:table-cell office:value-type="string">
            <text:p>Kavita Erady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API Manager Advanced - Configuring charts for different available metrics as required &amp; Configuring custom analytics dashboards according to specific requirements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9 February 2025</text:p>
          </table:table-cell>
          <table:table-cell office:value-type="string">
            <text:p>19 February 2025</text:p>
          </table:table-cell>
          <table:table-cell office:value-type="string">
            <text:p>11:00 AM - 12:00 PM</text:p>
          </table:table-cell>
          <table:table-cell office:value-type="string">
            <text:p>Sumanta Bose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You too can Innovate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9 February 2025</text:p>
          </table:table-cell>
          <table:table-cell office:value-type="string">
            <text:p>19 February 2025</text:p>
          </table:table-cell>
          <table:table-cell office:value-type="string">
            <text:p>12:00 PM - 1:00 PM</text:p>
          </table:table-cell>
          <table:table-cell office:value-type="string">
            <text:p>Archana Malur Shamasundar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ServiceNow -ITSM in ServiceNow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9 February 2025</text:p>
          </table:table-cell>
          <table:table-cell office:value-type="string">
            <text:p>19 February 2025</text:p>
          </table:table-cell>
          <table:table-cell office:value-type="string">
            <text:p>2:00 PM - 3:30 PM</text:p>
          </table:table-cell>
          <table:table-cell office:value-type="string">
            <text:p>Gopi Challuri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E-mail Writing Skills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9 February 2025</text:p>
          </table:table-cell>
          <table:table-cell office:value-type="string">
            <text:p>19 February 2025</text:p>
          </table:table-cell>
          <table:table-cell office:value-type="string">
            <text:p>2:00 PM - 6:00 PM</text:p>
          </table:table-cell>
          <table:table-cell office:value-type="string">
            <text:p>Divya Rupha Kanagasundaram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Developing Teams: Coaching to Succeed - India Timezone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9 February 2025</text:p>
          </table:table-cell>
          <table:table-cell office:value-type="string">
            <text:p>19 February 2025</text:p>
          </table:table-cell>
          <table:table-cell office:value-type="string">
            <text:p>2:30 PM - 5:00 PM</text:p>
          </table:table-cell>
          <table:table-cell office:value-type="string">
            <text:p>Sumit ., Archana Malur Shamasundar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Telephone Etiquette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9 February 2025</text:p>
          </table:table-cell>
          <table:table-cell office:value-type="string">
            <text:p>19 February 2025</text:p>
          </table:table-cell>
          <table:table-cell office:value-type="string">
            <text:p>2:30 PM - 6:00 PM</text:p>
          </table:table-cell>
          <table:table-cell office:value-type="string">
            <text:p>Archana Malur Shamasundar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Self-influence in a Virtual Environmen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9 February 2025</text:p>
          </table:table-cell>
          <table:table-cell office:value-type="string">
            <text:p>19 February 2025</text:p>
          </table:table-cell>
          <table:table-cell office:value-type="string">
            <text:p>3:00 PM - 5:00 PM</text:p>
          </table:table-cell>
          <table:table-cell office:value-type="string">
            <text:p>Kavita Erady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File Handling through Python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9 February 2025</text:p>
          </table:table-cell>
          <table:table-cell office:value-type="string">
            <text:p>21 February 2025</text:p>
          </table:table-cell>
          <table:table-cell office:value-type="string">
            <text:p>3:00 PM-6:00 PM</text:p>
          </table:table-cell>
          <table:table-cell office:value-type="string">
            <text:p>Sivabalan N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"API Manager Advanced - Configuring charts for different available metrics as required &amp; Configuring custom analytics dashboards according to specific requirements (Repeat Session) "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9 February 2025</text:p>
          </table:table-cell>
          <table:table-cell office:value-type="string">
            <text:p>19 February 2025</text:p>
          </table:table-cell>
          <table:table-cell office:value-type="string">
            <text:p>4:00 PM - 5:00 PM</text:p>
          </table:table-cell>
          <table:table-cell office:value-type="string">
            <text:p>Sumanta Bose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Prep Session for Salesforce AI Associate Certification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9 February 2025</text:p>
          </table:table-cell>
          <table:table-cell office:value-type="string">
            <text:p>19 February 2025</text:p>
          </table:table-cell>
          <table:table-cell office:value-type="string">
            <text:p>4:00 PM - 5:00 PM</text:p>
          </table:table-cell>
          <table:table-cell office:value-type="string">
            <text:p>Jitendra Tindolia</text:p>
          </table:table-cell>
          <table:table-cell office:value-type="string">
            <text:p>30</text:p>
          </table:table-cell>
        </table:table-row>
        <table:table-row>
          <table:table-cell office:value-type="string">
            <text:p>Spring Boot Part - 02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9 February 2025</text:p>
          </table:table-cell>
          <table:table-cell office:value-type="string">
            <text:p>19 February 2025</text:p>
          </table:table-cell>
          <table:table-cell office:value-type="string">
            <text:p>4:00 PM - 6:00 PM</text:p>
          </table:table-cell>
          <table:table-cell office:value-type="string">
            <text:p>Satya Prakash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Innovation Tactics_1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19 February 2025</text:p>
          </table:table-cell>
          <table:table-cell office:value-type="string">
            <text:p>19 February 2025</text:p>
          </table:table-cell>
          <table:table-cell office:value-type="string">
            <text:p>8:00 PM - 10:00 PM</text:p>
          </table:table-cell>
          <table:table-cell office:value-type="string">
            <text:p/>
          </table:table-cell>
          <table:table-cell office:value-type="string">
            <text:p>50</text:p>
          </table:table-cell>
        </table:table-row>
        <table:table-row>
          <table:table-cell office:value-type="string">
            <text:p>L2L 2.0 Virtual Workshop - Part B (non-India, non-APAC)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0 February 2025</text:p>
          </table:table-cell>
          <table:table-cell office:value-type="string">
            <text:p>20 February 2025</text:p>
          </table:table-cell>
          <table:table-cell office:value-type="string">
            <text:p>12:30 AM - 3:00 AM</text:p>
          </table:table-cell>
          <table:table-cell office:value-type="string">
            <text:p/>
          </table:table-cell>
          <table:table-cell office:value-type="string">
            <text:p>28</text:p>
          </table:table-cell>
        </table:table-row>
        <table:table-row>
          <table:table-cell office:value-type="string">
            <text:p>Consulting Career Coach Virtual Live Sessions</text:p>
          </table:table-cell>
          <table:table-cell office:value-type="string">
            <text:p>Virtual /Webinar</text:p>
          </table:table-cell>
          <table:table-cell office:value-type="string">
            <text:p>Virtual/Webinar</text:p>
          </table:table-cell>
          <table:table-cell office:value-type="string">
            <text:p>Live Meeting</text:p>
          </table:table-cell>
          <table:table-cell office:value-type="string">
            <text:p>20 February 2025</text:p>
          </table:table-cell>
          <table:table-cell office:value-type="string">
            <text:p>20 February 2025</text:p>
          </table:table-cell>
          <table:table-cell office:value-type="string">
            <text:p>2:30 AM - 4:00 AM</text:p>
          </table:table-cell>
          <table:table-cell office:value-type="string">
            <text:p/>
          </table:table-cell>
          <table:table-cell office:value-type="string">
            <text:p>40</text:p>
          </table:table-cell>
        </table:table-row>
        <table:table-row>
          <table:table-cell office:value-type="string">
            <text:p>Business Etiquette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0 February 2025</text:p>
          </table:table-cell>
          <table:table-cell office:value-type="string">
            <text:p>20 February 2025</text:p>
          </table:table-cell>
          <table:table-cell office:value-type="string">
            <text:p>10:00 AM - 1:30 PM</text:p>
          </table:table-cell>
          <table:table-cell office:value-type="string">
            <text:p>Sumit .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Conflict Management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0 February 2025</text:p>
          </table:table-cell>
          <table:table-cell office:value-type="string">
            <text:p>20 February 2025</text:p>
          </table:table-cell>
          <table:table-cell office:value-type="string">
            <text:p>10:00 AM - 1:30 PM</text:p>
          </table:table-cell>
          <table:table-cell office:value-type="string">
            <text:p>Kavita Erady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Communicating Assertively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0 February 2025</text:p>
          </table:table-cell>
          <table:table-cell office:value-type="string">
            <text:p>20 February 2025</text:p>
          </table:table-cell>
          <table:table-cell office:value-type="string">
            <text:p>10:00 AM - 1:30 PM</text:p>
          </table:table-cell>
          <table:table-cell office:value-type="string">
            <text:p>Deepa Raghavan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API Manager Advanced - Create and manage reports for different APIs, Creating custom policies and deploying them to the exchange &amp;  Managing policies on APIs for e.g. Client ID enforcement, rate limits, OAuth etc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0 February 2025</text:p>
          </table:table-cell>
          <table:table-cell office:value-type="string">
            <text:p>20 February 2025</text:p>
          </table:table-cell>
          <table:table-cell office:value-type="string">
            <text:p>11:00 AM - 12:00 PM</text:p>
          </table:table-cell>
          <table:table-cell office:value-type="string">
            <text:p>Sumanta Bose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AI 900 Part5-Generative AI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0 February 2025</text:p>
          </table:table-cell>
          <table:table-cell office:value-type="string">
            <text:p>20 February 2025</text:p>
          </table:table-cell>
          <table:table-cell office:value-type="string">
            <text:p>11:00 AM - 1:00 PM</text:p>
          </table:table-cell>
          <table:table-cell office:value-type="string">
            <text:p>Maharasi M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A Leader in Me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0 February 2025</text:p>
          </table:table-cell>
          <table:table-cell office:value-type="string">
            <text:p>20 February 2025</text:p>
          </table:table-cell>
          <table:table-cell office:value-type="string">
            <text:p>11:00 AM - 12:00 PM</text:p>
          </table:table-cell>
          <table:table-cell office:value-type="string">
            <text:p>Archana Malur Shamasundar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Service Catalog in ITSM -ServiceNow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0 February 2025</text:p>
          </table:table-cell>
          <table:table-cell office:value-type="string">
            <text:p>20 February 2025</text:p>
          </table:table-cell>
          <table:table-cell office:value-type="string">
            <text:p>2:00 PM - 4:30 PM</text:p>
          </table:table-cell>
          <table:table-cell office:value-type="string">
            <text:p>Gopi Challuri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Hiring the Best! - India Timezone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0 February 2025</text:p>
          </table:table-cell>
          <table:table-cell office:value-type="string">
            <text:p>20 February 2025</text:p>
          </table:table-cell>
          <table:table-cell office:value-type="string">
            <text:p>2:30 PM - 4:30 PM</text:p>
          </table:table-cell>
          <table:table-cell office:value-type="string">
            <text:p>Chaitanya Jyothi Maddikatla, Karunakaran TL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Python Relational Database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0 February 2025</text:p>
          </table:table-cell>
          <table:table-cell office:value-type="string">
            <text:p>20 February 2025</text:p>
          </table:table-cell>
          <table:table-cell office:value-type="string">
            <text:p>2:30 PM - 4:30 PM</text:p>
          </table:table-cell>
          <table:table-cell office:value-type="string">
            <text:p>Richa Singh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Communication Skill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0 February 2025</text:p>
          </table:table-cell>
          <table:table-cell office:value-type="string">
            <text:p>20 February 2025</text:p>
          </table:table-cell>
          <table:table-cell office:value-type="string">
            <text:p>2:30 PM - 6:00 PM</text:p>
          </table:table-cell>
          <table:table-cell office:value-type="string">
            <text:p>Charu Modi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Conducting Meeting Effectively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0 February 2025</text:p>
          </table:table-cell>
          <table:table-cell office:value-type="string">
            <text:p>20 February 2025</text:p>
          </table:table-cell>
          <table:table-cell office:value-type="string">
            <text:p>2:30 PM - 6:00 PM</text:p>
          </table:table-cell>
          <table:table-cell office:value-type="string">
            <text:p>Archana Malur Shamasundar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Presentation Skills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0 February 2025</text:p>
          </table:table-cell>
          <table:table-cell office:value-type="string">
            <text:p>21 February 2025</text:p>
          </table:table-cell>
          <table:table-cell office:value-type="string">
            <text:p>2:30 PM-6:00 PM</text:p>
          </table:table-cell>
          <table:table-cell office:value-type="string">
            <text:p>Sumit .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Developing Cultural Intelligence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0 February 2025</text:p>
          </table:table-cell>
          <table:table-cell office:value-type="string">
            <text:p>20 February 2025</text:p>
          </table:table-cell>
          <table:table-cell office:value-type="string">
            <text:p>3:00 PM - 4:30 PM</text:p>
          </table:table-cell>
          <table:table-cell office:value-type="string">
            <text:p>Deepa Raghavan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Adult-to-Adult Workshop (IST)</text:p>
          </table:table-cell>
          <table:table-cell office:value-type="string">
            <text:p>Virtual /Webinar</text:p>
          </table:table-cell>
          <table:table-cell office:value-type="string">
            <text:p>Virtual/Webinar</text:p>
          </table:table-cell>
          <table:table-cell office:value-type="string">
            <text:p>Live Meeting</text:p>
          </table:table-cell>
          <table:table-cell office:value-type="string">
            <text:p>20 February 2025</text:p>
          </table:table-cell>
          <table:table-cell office:value-type="string">
            <text:p>20 February 2025</text:p>
          </table:table-cell>
          <table:table-cell office:value-type="string">
            <text:p>3:30 PM - 4:30 PM</text:p>
          </table:table-cell>
          <table:table-cell office:value-type="string">
            <text:p>Santosh Bayaluseeme Raghunath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API Manager Advanced - Create and manage reports for different APIs, Creating custom policies and deploying them to the exchange &amp;  Managing policies on APIs for e.g. Client ID enforcement, rate limits, OAuth etc (Repeat Session)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0 February 2025</text:p>
          </table:table-cell>
          <table:table-cell office:value-type="string">
            <text:p>20 February 2025</text:p>
          </table:table-cell>
          <table:table-cell office:value-type="string">
            <text:p>4:00 PM - 5:00 PM</text:p>
          </table:table-cell>
          <table:table-cell office:value-type="string">
            <text:p>Sumanta Bose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AWS ELB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0 February 2025</text:p>
          </table:table-cell>
          <table:table-cell office:value-type="string">
            <text:p>20 February 2025</text:p>
          </table:table-cell>
          <table:table-cell office:value-type="string">
            <text:p>5:30 PM - 7:00 PM</text:p>
          </table:table-cell>
          <table:table-cell office:value-type="string">
            <text:p>Virendra Sharma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Creativity &amp; Problem Solving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0 February 2025</text:p>
          </table:table-cell>
          <table:table-cell office:value-type="string">
            <text:p>20 February 2025</text:p>
          </table:table-cell>
          <table:table-cell office:value-type="string">
            <text:p>8:00 PM - 10:30 PM</text:p>
          </table:table-cell>
          <table:table-cell office:value-type="string">
            <text:p>Divya Rupha Kanagasundaram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Reading Skills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0 February 2025</text:p>
          </table:table-cell>
          <table:table-cell office:value-type="string">
            <text:p>21 February 2025</text:p>
          </table:table-cell>
          <table:table-cell office:value-type="string">
            <text:p>8:00 PM - 12:00 AM</text:p>
          </table:table-cell>
          <table:table-cell office:value-type="string">
            <text:p>Sheila Estrell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You too can Innovate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0 February 2025</text:p>
          </table:table-cell>
          <table:table-cell office:value-type="string">
            <text:p>20 February 2025</text:p>
          </table:table-cell>
          <table:table-cell office:value-type="string">
            <text:p>8:00 PM - 10:00 PM</text:p>
          </table:table-cell>
          <table:table-cell office:value-type="string">
            <text:p>Ishani Saxen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L2L 2.0 Virtual Workshop - Part C (non-India, non-APAC)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1 February 2025</text:p>
          </table:table-cell>
          <table:table-cell office:value-type="string">
            <text:p>21 February 2025</text:p>
          </table:table-cell>
          <table:table-cell office:value-type="string">
            <text:p>12:30 AM - 3:00 AM</text:p>
          </table:table-cell>
          <table:table-cell office:value-type="string">
            <text:p/>
          </table:table-cell>
          <table:table-cell office:value-type="string">
            <text:p>28</text:p>
          </table:table-cell>
        </table:table-row>
        <table:table-row>
          <table:table-cell office:value-type="string">
            <text:p>Adult-to-Adult Workshop</text:p>
          </table:table-cell>
          <table:table-cell office:value-type="string">
            <text:p>Virtual /Webinar</text:p>
          </table:table-cell>
          <table:table-cell office:value-type="string">
            <text:p>Virtual/Webinar</text:p>
          </table:table-cell>
          <table:table-cell office:value-type="string">
            <text:p>Live Meeting</text:p>
          </table:table-cell>
          <table:table-cell office:value-type="string">
            <text:p>21 February 2025</text:p>
          </table:table-cell>
          <table:table-cell office:value-type="string">
            <text:p>21 February 2025</text:p>
          </table:table-cell>
          <table:table-cell office:value-type="string">
            <text:p>1:30 AM - 2:30 AM</text:p>
          </table:table-cell>
          <table:table-cell office:value-type="string">
            <text:p>Frances Perry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Communicating Proactively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1 February 2025</text:p>
          </table:table-cell>
          <table:table-cell office:value-type="string">
            <text:p>21 February 2025</text:p>
          </table:table-cell>
          <table:table-cell office:value-type="string">
            <text:p>10:00 AM - 1:30 PM</text:p>
          </table:table-cell>
          <table:table-cell office:value-type="string">
            <text:p>Sumit .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Goal Setting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1 February 2025</text:p>
          </table:table-cell>
          <table:table-cell office:value-type="string">
            <text:p>21 February 2025</text:p>
          </table:table-cell>
          <table:table-cell office:value-type="string">
            <text:p>10:00 AM - 1:30 PM</text:p>
          </table:table-cell>
          <table:table-cell office:value-type="string">
            <text:p>Kavita Erady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Leadership &amp; Motivation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1 February 2025</text:p>
          </table:table-cell>
          <table:table-cell office:value-type="string">
            <text:p>21 February 2025</text:p>
          </table:table-cell>
          <table:table-cell office:value-type="string">
            <text:p>10:00 AM - 1:30 PM</text:p>
          </table:table-cell>
          <table:table-cell office:value-type="string">
            <text:p>Deepa Raghavan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Publish asset - Add policy implementation files to publish custom policy, Publish an HTTP API asset and Simulate data in a REST API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1 February 2025</text:p>
          </table:table-cell>
          <table:table-cell office:value-type="string">
            <text:p>21 February 2025</text:p>
          </table:table-cell>
          <table:table-cell office:value-type="string">
            <text:p>11:00 AM - 12:00 PM</text:p>
          </table:table-cell>
          <table:table-cell office:value-type="string">
            <text:p>Sumanta Bose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Developing App using MongoDB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1 February 2025</text:p>
          </table:table-cell>
          <table:table-cell office:value-type="string">
            <text:p>21 February 2025</text:p>
          </table:table-cell>
          <table:table-cell office:value-type="string">
            <text:p>11:00 AM - 1:00 PM</text:p>
          </table:table-cell>
          <table:table-cell office:value-type="string">
            <text:p>Ravikumar N Kunjappan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The Power of Gratitude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1 February 2025</text:p>
          </table:table-cell>
          <table:table-cell office:value-type="string">
            <text:p>21 February 2025</text:p>
          </table:table-cell>
          <table:table-cell office:value-type="string">
            <text:p>11:00 AM - 12:00 PM</text:p>
          </table:table-cell>
          <table:table-cell office:value-type="string">
            <text:p>Archana Malur Shamasundar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ServiceNow - Incident Management in ITSM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1 February 2025</text:p>
          </table:table-cell>
          <table:table-cell office:value-type="string">
            <text:p>21 February 2025</text:p>
          </table:table-cell>
          <table:table-cell office:value-type="string">
            <text:p>2:00 PM - 4:30 PM</text:p>
          </table:table-cell>
          <table:table-cell office:value-type="string">
            <text:p>Gopi Challuri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Creativity &amp; Problem Solving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1 February 2025</text:p>
          </table:table-cell>
          <table:table-cell office:value-type="string">
            <text:p>21 February 2025</text:p>
          </table:table-cell>
          <table:table-cell office:value-type="string">
            <text:p>2:30 PM - 6:00 PM</text:p>
          </table:table-cell>
          <table:table-cell office:value-type="string">
            <text:p>Charu Modi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Introduction to Numpy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1 February 2025</text:p>
          </table:table-cell>
          <table:table-cell office:value-type="string">
            <text:p>21 February 2025</text:p>
          </table:table-cell>
          <table:table-cell office:value-type="string">
            <text:p>2:30 PM - 4:30 PM</text:p>
          </table:table-cell>
          <table:table-cell office:value-type="string">
            <text:p>Richa Singh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Publish asset - dd policy implementation files to publish custom policy, Publish an HTTP API asset and Simulate data in a REST API(Repeat Session)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1 February 2025</text:p>
          </table:table-cell>
          <table:table-cell office:value-type="string">
            <text:p>21 February 2025</text:p>
          </table:table-cell>
          <table:table-cell office:value-type="string">
            <text:p>4:00 PM - 5:00 PM</text:p>
          </table:table-cell>
          <table:table-cell office:value-type="string">
            <text:p>Sumanta Bose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AWS ASG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1 February 2025</text:p>
          </table:table-cell>
          <table:table-cell office:value-type="string">
            <text:p>21 February 2025</text:p>
          </table:table-cell>
          <table:table-cell office:value-type="string">
            <text:p>5:30 PM - 7:00 PM</text:p>
          </table:table-cell>
          <table:table-cell office:value-type="string">
            <text:p>Virendra Sharma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Advancing Leaders Program FY'24 - Final Presentation</text:p>
          </table:table-cell>
          <table:table-cell office:value-type="string">
            <text:p>Virtual / Webinar1</text:p>
          </table:table-cell>
          <table:table-cell office:value-type="string">
            <text:p>Webinar</text:p>
          </table:table-cell>
          <table:table-cell office:value-type="string">
            <text:p>Zoom</text:p>
          </table:table-cell>
          <table:table-cell office:value-type="string">
            <text:p>24 February 2025</text:p>
          </table:table-cell>
          <table:table-cell office:value-type="string">
            <text:p>24 February 2025</text:p>
          </table:table-cell>
          <table:table-cell office:value-type="string">
            <text:p>2:00 PM - 3:30 PM</text:p>
          </table:table-cell>
          <table:table-cell office:value-type="string">
            <text:p>Santosh Bayaluseeme Raghunath</text:p>
          </table:table-cell>
          <table:table-cell office:value-type="string">
            <text:p>80</text:p>
          </table:table-cell>
        </table:table-row>
        <table:table-row>
          <table:table-cell office:value-type="string">
            <text:p>SOLID Principles and Design Patterns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4 February 2025</text:p>
          </table:table-cell>
          <table:table-cell office:value-type="string">
            <text:p>24 February 2025</text:p>
          </table:table-cell>
          <table:table-cell office:value-type="string">
            <text:p>2:00 PM - 4:00 PM</text:p>
          </table:table-cell>
          <table:table-cell office:value-type="string">
            <text:p>Ravikumar N Kunjappan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ServiceNow -Problem Management in ITSM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4 February 2025</text:p>
          </table:table-cell>
          <table:table-cell office:value-type="string">
            <text:p>24 February 2025</text:p>
          </table:table-cell>
          <table:table-cell office:value-type="string">
            <text:p>2:00 PM - 4:30 PM</text:p>
          </table:table-cell>
          <table:table-cell office:value-type="string">
            <text:p>Gopi Challuri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Conducting Meeting Effectively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4 February 2025</text:p>
          </table:table-cell>
          <table:table-cell office:value-type="string">
            <text:p>24 February 2025</text:p>
          </table:table-cell>
          <table:table-cell office:value-type="string">
            <text:p>2:30 PM - 6:00 PM</text:p>
          </table:table-cell>
          <table:table-cell office:value-type="string">
            <text:p>Kavita Erady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Achieving Excellence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4 February 2025</text:p>
          </table:table-cell>
          <table:table-cell office:value-type="string">
            <text:p>25 February 2025</text:p>
          </table:table-cell>
          <table:table-cell office:value-type="string">
            <text:p>2:30 PM-6:00 PM</text:p>
          </table:table-cell>
          <table:table-cell office:value-type="string">
            <text:p>Archana Malur Shamasundar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Challenging Assumptions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4 February 2025</text:p>
          </table:table-cell>
          <table:table-cell office:value-type="string">
            <text:p>24 February 2025</text:p>
          </table:table-cell>
          <table:table-cell office:value-type="string">
            <text:p>3:00 PM - 4:30 PM</text:p>
          </table:table-cell>
          <table:table-cell office:value-type="string">
            <text:p>Deepa Raghavan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REST API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4 February 2025</text:p>
          </table:table-cell>
          <table:table-cell office:value-type="string">
            <text:p>24 February 2025</text:p>
          </table:table-cell>
          <table:table-cell office:value-type="string">
            <text:p>4:00 PM - 6:00 PM</text:p>
          </table:table-cell>
          <table:table-cell office:value-type="string">
            <text:p>Satya Prakash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AWS Cloudfron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4 February 2025</text:p>
          </table:table-cell>
          <table:table-cell office:value-type="string">
            <text:p>24 February 2025</text:p>
          </table:table-cell>
          <table:table-cell office:value-type="string">
            <text:p>5:30 PM - 7:00 PM</text:p>
          </table:table-cell>
          <table:table-cell office:value-type="string">
            <text:p>Virendra Sharma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Paving Pathways: Listen to Transform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4 February 2025</text:p>
          </table:table-cell>
          <table:table-cell office:value-type="string">
            <text:p>24 February 2025</text:p>
          </table:table-cell>
          <table:table-cell office:value-type="string">
            <text:p>8:00 PM - 10:00 PM</text:p>
          </table:table-cell>
          <table:table-cell office:value-type="string">
            <text:p>Ishani Saxen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Xcel in Excel (MS Excel)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4 February 2025</text:p>
          </table:table-cell>
          <table:table-cell office:value-type="string">
            <text:p>27 February 2025</text:p>
          </table:table-cell>
          <table:table-cell office:value-type="string">
            <text:p>8:00 PM-12:00 AM</text:p>
          </table:table-cell>
          <table:table-cell office:value-type="string">
            <text:p>PREBEN SURESH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Lean Portfolio Management - SES Learners</text:p>
          </table:table-cell>
          <table:table-cell office:value-type="string">
            <text:p>Teams Webinar</text:p>
          </table:table-cell>
          <table:table-cell office:value-type="string">
            <text:p>MS Teams</text:p>
          </table:table-cell>
          <table:table-cell office:value-type="string">
            <text:p>Teams</text:p>
          </table:table-cell>
          <table:table-cell office:value-type="string">
            <text:p>24 February 2025</text:p>
          </table:table-cell>
          <table:table-cell office:value-type="string">
            <text:p>27 February 2025</text:p>
          </table:table-cell>
          <table:table-cell office:value-type="string">
            <text:p>10:00 PM-4:00 AM</text:p>
          </table:table-cell>
          <table:table-cell office:value-type="string">
            <text:p>Katie Burford, Glenn Watson</text:p>
          </table:table-cell>
          <table:table-cell office:value-type="string">
            <text:p>30</text:p>
          </table:table-cell>
        </table:table-row>
        <table:table-row>
          <table:table-cell office:value-type="string">
            <text:p>Lean Portfolio Management</text:p>
          </table:table-cell>
          <table:table-cell office:value-type="string">
            <text:p>Teams Webinar</text:p>
          </table:table-cell>
          <table:table-cell office:value-type="string">
            <text:p>MS Teams</text:p>
          </table:table-cell>
          <table:table-cell office:value-type="string">
            <text:p>Teams</text:p>
          </table:table-cell>
          <table:table-cell office:value-type="string">
            <text:p>24 February 2025</text:p>
          </table:table-cell>
          <table:table-cell office:value-type="string">
            <text:p>27 March 2025</text:p>
          </table:table-cell>
          <table:table-cell office:value-type="string">
            <text:p>10:00 PM-3:00 AM</text:p>
          </table:table-cell>
          <table:table-cell office:value-type="string">
            <text:p>Katie Burford, Glenn Watson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>Communication Workshop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5 February 2025</text:p>
          </table:table-cell>
          <table:table-cell office:value-type="string">
            <text:p>25 February 2025</text:p>
          </table:table-cell>
          <table:table-cell office:value-type="string">
            <text:p>10:00 AM - 1:30 PM</text:p>
          </table:table-cell>
          <table:table-cell office:value-type="string">
            <text:p>Kavita Erady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Email Etiquette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5 February 2025</text:p>
          </table:table-cell>
          <table:table-cell office:value-type="string">
            <text:p>25 February 2025</text:p>
          </table:table-cell>
          <table:table-cell office:value-type="string">
            <text:p>10:00 AM - 1:30 PM</text:p>
          </table:table-cell>
          <table:table-cell office:value-type="string">
            <text:p>Deepa Raghavan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AI 900 Exam preparation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5 February 2025</text:p>
          </table:table-cell>
          <table:table-cell office:value-type="string">
            <text:p>25 February 2025</text:p>
          </table:table-cell>
          <table:table-cell office:value-type="string">
            <text:p>11:00 AM - 1:00 PM</text:p>
          </table:table-cell>
          <table:table-cell office:value-type="string">
            <text:p>Maharasi M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Unlocking Creativity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5 February 2025</text:p>
          </table:table-cell>
          <table:table-cell office:value-type="string">
            <text:p>25 February 2025</text:p>
          </table:table-cell>
          <table:table-cell office:value-type="string">
            <text:p>11:00 AM - 12:30 PM</text:p>
          </table:table-cell>
          <table:table-cell office:value-type="string">
            <text:p>Archana Malur Shamasundar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Advancing Leaders Program FY'24 - Final Presentation</text:p>
          </table:table-cell>
          <table:table-cell office:value-type="string">
            <text:p>Virtual / Webinar1</text:p>
          </table:table-cell>
          <table:table-cell office:value-type="string">
            <text:p>Webinar</text:p>
          </table:table-cell>
          <table:table-cell office:value-type="string">
            <text:p>Zoom</text:p>
          </table:table-cell>
          <table:table-cell office:value-type="string">
            <text:p>25 February 2025</text:p>
          </table:table-cell>
          <table:table-cell office:value-type="string">
            <text:p>25 February 2025</text:p>
          </table:table-cell>
          <table:table-cell office:value-type="string">
            <text:p>2:00 PM - 3:30 PM</text:p>
          </table:table-cell>
          <table:table-cell office:value-type="string">
            <text:p>Santosh Bayaluseeme Raghunath</text:p>
          </table:table-cell>
          <table:table-cell office:value-type="string">
            <text:p>80</text:p>
          </table:table-cell>
        </table:table-row>
        <table:table-row>
          <table:table-cell office:value-type="string">
            <text:p>PL Sql with MySQL Part1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5 February 2025</text:p>
          </table:table-cell>
          <table:table-cell office:value-type="string">
            <text:p>25 February 2025</text:p>
          </table:table-cell>
          <table:table-cell office:value-type="string">
            <text:p>2:30 PM - 4:30 PM</text:p>
          </table:table-cell>
          <table:table-cell office:value-type="string">
            <text:p>Richa Singh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The Power of Gratitude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5 February 2025</text:p>
          </table:table-cell>
          <table:table-cell office:value-type="string">
            <text:p>25 February 2025</text:p>
          </table:table-cell>
          <table:table-cell office:value-type="string">
            <text:p>4:00 PM - 5:00 PM</text:p>
          </table:table-cell>
          <table:table-cell office:value-type="string">
            <text:p>Charu Modi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You too can Innovate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5 February 2025</text:p>
          </table:table-cell>
          <table:table-cell office:value-type="string">
            <text:p>25 February 2025</text:p>
          </table:table-cell>
          <table:table-cell office:value-type="string">
            <text:p>4:00 PM - 5:00 PM</text:p>
          </table:table-cell>
          <table:table-cell office:value-type="string">
            <text:p>Kavita Erady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AWS Beanstalk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5 February 2025</text:p>
          </table:table-cell>
          <table:table-cell office:value-type="string">
            <text:p>25 February 2025</text:p>
          </table:table-cell>
          <table:table-cell office:value-type="string">
            <text:p>5:30 PM - 7:00 PM</text:p>
          </table:table-cell>
          <table:table-cell office:value-type="string">
            <text:p>Virendra Sharma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ServiceNow - Incident, Problem, Change Management in ITSM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5 February 2025</text:p>
          </table:table-cell>
          <table:table-cell office:value-type="string">
            <text:p>25 February 2025</text:p>
          </table:table-cell>
          <table:table-cell office:value-type="string">
            <text:p>6:30 PM - 8:30 PM</text:p>
          </table:table-cell>
          <table:table-cell office:value-type="string">
            <text:p>Gopi Challuri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E-mail Writing Skills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5 February 2025</text:p>
          </table:table-cell>
          <table:table-cell office:value-type="string">
            <text:p>26 February 2025</text:p>
          </table:table-cell>
          <table:table-cell office:value-type="string">
            <text:p>8:00 PM - 12:00 AM</text:p>
          </table:table-cell>
          <table:table-cell office:value-type="string">
            <text:p>Ishani Saxen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Interviewing Skills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5 February 2025</text:p>
          </table:table-cell>
          <table:table-cell office:value-type="string">
            <text:p>25 February 2025</text:p>
          </table:table-cell>
          <table:table-cell office:value-type="string">
            <text:p>8:00 PM - 10:00 PM</text:p>
          </table:table-cell>
          <table:table-cell office:value-type="string">
            <text:p>Divya Rupha Kanagasundaram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Managerial Skills Training (MaST)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5 February 2025</text:p>
          </table:table-cell>
          <table:table-cell office:value-type="string">
            <text:p>27 February 2025</text:p>
          </table:table-cell>
          <table:table-cell office:value-type="string">
            <text:p>8:00 PM-12:00 AM</text:p>
          </table:table-cell>
          <table:table-cell office:value-type="string">
            <text:p>Priyanka Khann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Winning Conversations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6 February 2025</text:p>
          </table:table-cell>
          <table:table-cell office:value-type="string">
            <text:p>26 February 2025</text:p>
          </table:table-cell>
          <table:table-cell office:value-type="string">
            <text:p>10:00 AM - 1:30 PM</text:p>
          </table:table-cell>
          <table:table-cell office:value-type="string">
            <text:p>Kavita Erady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Exchange Advanced Concepts - Enable the request access button to display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6 February 2025</text:p>
          </table:table-cell>
          <table:table-cell office:value-type="string">
            <text:p>26 February 2025</text:p>
          </table:table-cell>
          <table:table-cell office:value-type="string">
            <text:p>11:00 AM - 12:00 PM</text:p>
          </table:table-cell>
          <table:table-cell office:value-type="string">
            <text:p>Mousumi Mazumder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Advancing Leaders Program FY'24 - Final Presentation</text:p>
          </table:table-cell>
          <table:table-cell office:value-type="string">
            <text:p>Virtual / Webinar1</text:p>
          </table:table-cell>
          <table:table-cell office:value-type="string">
            <text:p>Webinar</text:p>
          </table:table-cell>
          <table:table-cell office:value-type="string">
            <text:p>Zoom</text:p>
          </table:table-cell>
          <table:table-cell office:value-type="string">
            <text:p>26 February 2025</text:p>
          </table:table-cell>
          <table:table-cell office:value-type="string">
            <text:p>26 February 2025</text:p>
          </table:table-cell>
          <table:table-cell office:value-type="string">
            <text:p>2:00 PM - 3:30 PM</text:p>
          </table:table-cell>
          <table:table-cell office:value-type="string">
            <text:p>Santosh Bayaluseeme Raghunath</text:p>
          </table:table-cell>
          <table:table-cell office:value-type="string">
            <text:p>80</text:p>
          </table:table-cell>
        </table:table-row>
        <table:table-row>
          <table:table-cell office:value-type="string">
            <text:p>Leadership &amp; Motivation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6 February 2025</text:p>
          </table:table-cell>
          <table:table-cell office:value-type="string">
            <text:p>26 February 2025</text:p>
          </table:table-cell>
          <table:table-cell office:value-type="string">
            <text:p>2:30 PM - 6:00 PM</text:p>
          </table:table-cell>
          <table:table-cell office:value-type="string">
            <text:p>Charu Modi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Jenkins -Open Automation Server Introduction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6 February 2025</text:p>
          </table:table-cell>
          <table:table-cell office:value-type="string">
            <text:p>26 February 2025</text:p>
          </table:table-cell>
          <table:table-cell office:value-type="string">
            <text:p>2:30 PM - 4:00 PM</text:p>
          </table:table-cell>
          <table:table-cell office:value-type="string">
            <text:p>Gopi Challuri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Leadership &amp; Motivation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6 February 2025</text:p>
          </table:table-cell>
          <table:table-cell office:value-type="string">
            <text:p>26 February 2025</text:p>
          </table:table-cell>
          <table:table-cell office:value-type="string">
            <text:p>2:30 PM - 6:00 PM</text:p>
          </table:table-cell>
          <table:table-cell office:value-type="string">
            <text:p>Sumit .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Never Waste a Crisis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6 February 2025</text:p>
          </table:table-cell>
          <table:table-cell office:value-type="string">
            <text:p>26 February 2025</text:p>
          </table:table-cell>
          <table:table-cell office:value-type="string">
            <text:p>3:00 PM - 4:30 PM</text:p>
          </table:table-cell>
          <table:table-cell office:value-type="string">
            <text:p>Kavita Erady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Exchange Advanced Concepts - Enable the request access button to display(Repeat Session)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6 February 2025</text:p>
          </table:table-cell>
          <table:table-cell office:value-type="string">
            <text:p>26 February 2025</text:p>
          </table:table-cell>
          <table:table-cell office:value-type="string">
            <text:p>4:00 PM - 5:00 PM</text:p>
          </table:table-cell>
          <table:table-cell office:value-type="string">
            <text:p>Mousumi Mazumder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Prep Session for Salesforce AI Associate Certification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6 February 2025</text:p>
          </table:table-cell>
          <table:table-cell office:value-type="string">
            <text:p>26 February 2025</text:p>
          </table:table-cell>
          <table:table-cell office:value-type="string">
            <text:p>4:00 PM - 5:00 PM</text:p>
          </table:table-cell>
          <table:table-cell office:value-type="string">
            <text:p>Jitendra Tindolia</text:p>
          </table:table-cell>
          <table:table-cell office:value-type="string">
            <text:p>30</text:p>
          </table:table-cell>
        </table:table-row>
        <table:table-row>
          <table:table-cell office:value-type="string">
            <text:p>Jenkins- Integration Example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6 February 2025</text:p>
          </table:table-cell>
          <table:table-cell office:value-type="string">
            <text:p>26 February 2025</text:p>
          </table:table-cell>
          <table:table-cell office:value-type="string">
            <text:p>6:30 PM - 8:00 PM</text:p>
          </table:table-cell>
          <table:table-cell office:value-type="string">
            <text:p>Gopi Challuri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Paving Pathways: Building a Growth Mindse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6 February 2025</text:p>
          </table:table-cell>
          <table:table-cell office:value-type="string">
            <text:p>26 February 2025</text:p>
          </table:table-cell>
          <table:table-cell office:value-type="string">
            <text:p>8:00 PM - 10:30 PM</text:p>
          </table:table-cell>
          <table:table-cell office:value-type="string">
            <text:p>Divya Rupha Kanagasundaram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Innovation Tactics_1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6 February 2025</text:p>
          </table:table-cell>
          <table:table-cell office:value-type="string">
            <text:p>26 February 2025</text:p>
          </table:table-cell>
          <table:table-cell office:value-type="string">
            <text:p>8:00 PM - 10:00 PM</text:p>
          </table:table-cell>
          <table:table-cell office:value-type="string">
            <text:p>Ishani Saxen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Time Managemen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6 February 2025</text:p>
          </table:table-cell>
          <table:table-cell office:value-type="string">
            <text:p>27 February 2025</text:p>
          </table:table-cell>
          <table:table-cell office:value-type="string">
            <text:p>9:00 PM - 1:00 AM</text:p>
          </table:table-cell>
          <table:table-cell office:value-type="string">
            <text:p>Sheila Estrell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Telephone Skills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7 February 2025</text:p>
          </table:table-cell>
          <table:table-cell office:value-type="string">
            <text:p>27 February 2025</text:p>
          </table:table-cell>
          <table:table-cell office:value-type="string">
            <text:p>10:00 AM - 1:30 PM</text:p>
          </table:table-cell>
          <table:table-cell office:value-type="string">
            <text:p>Sumit .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Creativity &amp; Problem Solving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7 February 2025</text:p>
          </table:table-cell>
          <table:table-cell office:value-type="string">
            <text:p>27 February 2025</text:p>
          </table:table-cell>
          <table:table-cell office:value-type="string">
            <text:p>10:00 AM - 1:30 PM</text:p>
          </table:table-cell>
          <table:table-cell office:value-type="string">
            <text:p>Kavita Erady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Presentation Skills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7 February 2025</text:p>
          </table:table-cell>
          <table:table-cell office:value-type="string">
            <text:p>28 February 2025</text:p>
          </table:table-cell>
          <table:table-cell office:value-type="string">
            <text:p>10:00 AM-1:30 PM</text:p>
          </table:table-cell>
          <table:table-cell office:value-type="string">
            <text:p>Archana Malur Shamasundar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Strokes : A Unit of Social Recognition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7 February 2025</text:p>
          </table:table-cell>
          <table:table-cell office:value-type="string">
            <text:p>27 February 2025</text:p>
          </table:table-cell>
          <table:table-cell office:value-type="string">
            <text:p>10:00 AM - 11:30 AM</text:p>
          </table:table-cell>
          <table:table-cell office:value-type="string">
            <text:p>Deepa Raghavan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Exchange Advanced Concepts - Exchange cookies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7 February 2025</text:p>
          </table:table-cell>
          <table:table-cell office:value-type="string">
            <text:p>27 February 2025</text:p>
          </table:table-cell>
          <table:table-cell office:value-type="string">
            <text:p>11:00 AM - 12:00 PM</text:p>
          </table:table-cell>
          <table:table-cell office:value-type="string">
            <text:p>Mousumi Mazumder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Introduction to  aXet GenAI Platform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7 February 2025</text:p>
          </table:table-cell>
          <table:table-cell office:value-type="string">
            <text:p>27 February 2025</text:p>
          </table:table-cell>
          <table:table-cell office:value-type="string">
            <text:p>11:00 AM - 1:00 PM</text:p>
          </table:table-cell>
          <table:table-cell office:value-type="string">
            <text:p>Maharasi M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Advancing Leaders Program FY'24 - Final Presentation</text:p>
          </table:table-cell>
          <table:table-cell office:value-type="string">
            <text:p>Virtual / Webinar1</text:p>
          </table:table-cell>
          <table:table-cell office:value-type="string">
            <text:p>Webinar</text:p>
          </table:table-cell>
          <table:table-cell office:value-type="string">
            <text:p>Zoom</text:p>
          </table:table-cell>
          <table:table-cell office:value-type="string">
            <text:p>27 February 2025</text:p>
          </table:table-cell>
          <table:table-cell office:value-type="string">
            <text:p>27 February 2025</text:p>
          </table:table-cell>
          <table:table-cell office:value-type="string">
            <text:p>2:00 PM - 3:30 PM</text:p>
          </table:table-cell>
          <table:table-cell office:value-type="string">
            <text:p>Santosh Bayaluseeme Raghunath</text:p>
          </table:table-cell>
          <table:table-cell office:value-type="string">
            <text:p>80</text:p>
          </table:table-cell>
        </table:table-row>
        <table:table-row>
          <table:table-cell office:value-type="string">
            <text:p>Email Notifications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7 February 2025</text:p>
          </table:table-cell>
          <table:table-cell office:value-type="string">
            <text:p>27 February 2025</text:p>
          </table:table-cell>
          <table:table-cell office:value-type="string">
            <text:p>2:00 PM - 4:30 PM</text:p>
          </table:table-cell>
          <table:table-cell office:value-type="string">
            <text:p>Gopi Challuri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PL Sql with MySQL Part 2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7 February 2025</text:p>
          </table:table-cell>
          <table:table-cell office:value-type="string">
            <text:p>27 February 2025</text:p>
          </table:table-cell>
          <table:table-cell office:value-type="string">
            <text:p>2:30 PM - 4:30 PM</text:p>
          </table:table-cell>
          <table:table-cell office:value-type="string">
            <text:p>Richa Singh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Listen : Loud &amp; Clear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7 February 2025</text:p>
          </table:table-cell>
          <table:table-cell office:value-type="string">
            <text:p>28 February 2025</text:p>
          </table:table-cell>
          <table:table-cell office:value-type="string">
            <text:p>2:30 PM-6:00 PM</text:p>
          </table:table-cell>
          <table:table-cell office:value-type="string">
            <text:p>Sumit .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Goal Setting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7 February 2025</text:p>
          </table:table-cell>
          <table:table-cell office:value-type="string">
            <text:p>27 February 2025</text:p>
          </table:table-cell>
          <table:table-cell office:value-type="string">
            <text:p>2:30 PM - 6:00 PM</text:p>
          </table:table-cell>
          <table:table-cell office:value-type="string">
            <text:p>Archana Malur Shamasundar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Telephone and Conference Call Etiquettes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7 February 2025</text:p>
          </table:table-cell>
          <table:table-cell office:value-type="string">
            <text:p>27 February 2025</text:p>
          </table:table-cell>
          <table:table-cell office:value-type="string">
            <text:p>3:00 PM - 4:00 PM</text:p>
          </table:table-cell>
          <table:table-cell office:value-type="string">
            <text:p>Charu Modi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Exchange Advanced Concepts - Exchange cookies(Repeat Session)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7 February 2025</text:p>
          </table:table-cell>
          <table:table-cell office:value-type="string">
            <text:p>27 February 2025</text:p>
          </table:table-cell>
          <table:table-cell office:value-type="string">
            <text:p>4:00 PM - 5:00 PM</text:p>
          </table:table-cell>
          <table:table-cell office:value-type="string">
            <text:p>Mousumi Mazumder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AWS Cloudformation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7 February 2025</text:p>
          </table:table-cell>
          <table:table-cell office:value-type="string">
            <text:p>27 February 2025</text:p>
          </table:table-cell>
          <table:table-cell office:value-type="string">
            <text:p>5:30 PM - 7:00 PM</text:p>
          </table:table-cell>
          <table:table-cell office:value-type="string">
            <text:p>Virendra Sharma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Listen : Loud &amp; Clear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7 February 2025</text:p>
          </table:table-cell>
          <table:table-cell office:value-type="string">
            <text:p>28 February 2025</text:p>
          </table:table-cell>
          <table:table-cell office:value-type="string">
            <text:p>8:00 PM - 12:00 AM</text:p>
          </table:table-cell>
          <table:table-cell office:value-type="string">
            <text:p>Priyan Sridhar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Paving Pathways: Harnessing the Power of Effective Feedback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7 February 2025</text:p>
          </table:table-cell>
          <table:table-cell office:value-type="string">
            <text:p>27 February 2025</text:p>
          </table:table-cell>
          <table:table-cell office:value-type="string">
            <text:p>8:00 PM - 10:30 PM</text:p>
          </table:table-cell>
          <table:table-cell office:value-type="string">
            <text:p>Ishani Saxen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Time Managemen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7 February 2025</text:p>
          </table:table-cell>
          <table:table-cell office:value-type="string">
            <text:p>28 February 2025</text:p>
          </table:table-cell>
          <table:table-cell office:value-type="string">
            <text:p>8:00 PM - 12:00 AM</text:p>
          </table:table-cell>
          <table:table-cell office:value-type="string">
            <text:p>Divya Rupha Kanagasundaram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A Leader in Me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7 February 2025</text:p>
          </table:table-cell>
          <table:table-cell office:value-type="string">
            <text:p>27 February 2025</text:p>
          </table:table-cell>
          <table:table-cell office:value-type="string">
            <text:p>9:00 PM - 11:00 PM</text:p>
          </table:table-cell>
          <table:table-cell office:value-type="string">
            <text:p>Sheila Estrell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Getting Things Done (GTD)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8 February 2025</text:p>
          </table:table-cell>
          <table:table-cell office:value-type="string">
            <text:p>28 February 2025</text:p>
          </table:table-cell>
          <table:table-cell office:value-type="string">
            <text:p>10:00 AM - 12:00 PM</text:p>
          </table:table-cell>
          <table:table-cell office:value-type="string">
            <text:p>Kavita Erady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Innovation Tactics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8 February 2025</text:p>
          </table:table-cell>
          <table:table-cell office:value-type="string">
            <text:p>28 February 2025</text:p>
          </table:table-cell>
          <table:table-cell office:value-type="string">
            <text:p>10:00 AM - 1:30 PM</text:p>
          </table:table-cell>
          <table:table-cell office:value-type="string">
            <text:p>Deepa Raghavan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Reading Circle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8 February 2025</text:p>
          </table:table-cell>
          <table:table-cell office:value-type="string">
            <text:p>28 February 2025</text:p>
          </table:table-cell>
          <table:table-cell office:value-type="string">
            <text:p>10:00 AM - 1:30 PM</text:p>
          </table:table-cell>
          <table:table-cell office:value-type="string">
            <text:p>Sumit .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Exchange Advanced Concepts - Public portal vanity domain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8 February 2025</text:p>
          </table:table-cell>
          <table:table-cell office:value-type="string">
            <text:p>28 February 2025</text:p>
          </table:table-cell>
          <table:table-cell office:value-type="string">
            <text:p>11:00 AM - 12:00 PM</text:p>
          </table:table-cell>
          <table:table-cell office:value-type="string">
            <text:p>Mousumi Mazumder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Introduction to GraphQL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8 February 2025</text:p>
          </table:table-cell>
          <table:table-cell office:value-type="string">
            <text:p>28 February 2025</text:p>
          </table:table-cell>
          <table:table-cell office:value-type="string">
            <text:p>11:00 AM - 1:00 PM</text:p>
          </table:table-cell>
          <table:table-cell office:value-type="string">
            <text:p>Ravikumar N Kunjappan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Advancing Leaders Program FY'24 - Final Presentation</text:p>
          </table:table-cell>
          <table:table-cell office:value-type="string">
            <text:p>Virtual / Webinar1</text:p>
          </table:table-cell>
          <table:table-cell office:value-type="string">
            <text:p>Webinar</text:p>
          </table:table-cell>
          <table:table-cell office:value-type="string">
            <text:p>Zoom</text:p>
          </table:table-cell>
          <table:table-cell office:value-type="string">
            <text:p>28 February 2025</text:p>
          </table:table-cell>
          <table:table-cell office:value-type="string">
            <text:p>28 February 2025</text:p>
          </table:table-cell>
          <table:table-cell office:value-type="string">
            <text:p>2:00 PM - 3:30 PM</text:p>
          </table:table-cell>
          <table:table-cell office:value-type="string">
            <text:p>Santosh Bayaluseeme Raghunath</text:p>
          </table:table-cell>
          <table:table-cell office:value-type="string">
            <text:p>80</text:p>
          </table:table-cell>
        </table:table-row>
        <table:table-row>
          <table:table-cell office:value-type="string">
            <text:p>Configuration Database Management-ServiceNow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8 February 2025</text:p>
          </table:table-cell>
          <table:table-cell office:value-type="string">
            <text:p>28 February 2025</text:p>
          </table:table-cell>
          <table:table-cell office:value-type="string">
            <text:p>2:00 PM - 4:30 PM</text:p>
          </table:table-cell>
          <table:table-cell office:value-type="string">
            <text:p>Gopi Challuri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One Minute Manager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8 February 2025</text:p>
          </table:table-cell>
          <table:table-cell office:value-type="string">
            <text:p>28 February 2025</text:p>
          </table:table-cell>
          <table:table-cell office:value-type="string">
            <text:p>2:30 PM - 6:00 PM</text:p>
          </table:table-cell>
          <table:table-cell office:value-type="string">
            <text:p>Charu Modi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Communicating Assertively IL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8 February 2025</text:p>
          </table:table-cell>
          <table:table-cell office:value-type="string">
            <text:p>28 February 2025</text:p>
          </table:table-cell>
          <table:table-cell office:value-type="string">
            <text:p>2:30 PM - 6:00 PM</text:p>
          </table:table-cell>
          <table:table-cell office:value-type="string">
            <text:p>Archana Malur Shamasundara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Exchange Advanced Concepts - Public portal vanity domain(Repeat Session)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8 February 2025</text:p>
          </table:table-cell>
          <table:table-cell office:value-type="string">
            <text:p>28 February 2025</text:p>
          </table:table-cell>
          <table:table-cell office:value-type="string">
            <text:p>4:00 PM - 5:00 PM</text:p>
          </table:table-cell>
          <table:table-cell office:value-type="string">
            <text:p>Mousumi Mazumder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Delegate With an Edge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8 February 2025</text:p>
          </table:table-cell>
          <table:table-cell office:value-type="string">
            <text:p>28 February 2025</text:p>
          </table:table-cell>
          <table:table-cell office:value-type="string">
            <text:p>4:00 PM - 5:00 PM</text:p>
          </table:table-cell>
          <table:table-cell office:value-type="string">
            <text:p>Kavita Erady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AWS Cloudwatch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8 February 2025</text:p>
          </table:table-cell>
          <table:table-cell office:value-type="string">
            <text:p>28 February 2025</text:p>
          </table:table-cell>
          <table:table-cell office:value-type="string">
            <text:p>5:30 PM - 7:00 PM</text:p>
          </table:table-cell>
          <table:table-cell office:value-type="string">
            <text:p>Virendra Sharma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WIN Knowledge Enhancement Series: BookCast</text:p>
          </table:table-cell>
          <table:table-cell office:value-type="string">
            <text:p>Virtual / Webinar1</text:p>
          </table:table-cell>
          <table:table-cell office:value-type="string">
            <text:p>TELE CONFERENCE1</text:p>
          </table:table-cell>
          <table:table-cell office:value-type="string">
            <text:p>LIVE MEETING1</text:p>
          </table:table-cell>
          <table:table-cell office:value-type="string">
            <text:p>28 February 2025</text:p>
          </table:table-cell>
          <table:table-cell office:value-type="string">
            <text:p>28 February 2025</text:p>
          </table:table-cell>
          <table:table-cell office:value-type="string">
            <text:p>8:00 PM - 9:00 PM</text:p>
          </table:table-cell>
          <table:table-cell office:value-type="string">
            <text:p>Anu Bhanot, Divya Rupha Kanagasundaram</text:p>
          </table:table-cell>
          <table:table-cell office:value-type="string">
            <text:p>5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4.1 (Build: 20221128)</meta:generator>
    <meta:initial-creator>Shubham Kamble Kamble</meta:initial-creator>
    <meta:creation-date>2025-01-31T01:28:07</meta:creation-date>
    <meta:document-statistic meta:table-count="1" meta:cell-count="0" meta:object-count="0"/>
  </office:meta>
</office:document-meta>
</file>